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</style:style>
    <style:style style:name="ce3" style:family="table-cell" style:parent-style-name="Default" style:data-style-name="N0">
      <style:table-cell-properties fo:background-color="#DDDDDD"/>
    </style:style>
    <style:style style:name="ce4" style:family="table-cell" style:parent-style-name="Default" style:data-style-name="N0">
      <style:table-cell-properties style:vertical-align="middle" fo:background-color="#DDDDDD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fo:background-color="#FFFFFF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808080" style:vertical-align="middle" fo:background-color="#000000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808080" style:vertical-align="middle" fo:background-color="#FFFFFF" style:repeat-content="false"/>
      <style:paragraph-properties fo:text-align="center"/>
    </style:style>
    <style:style style:name="ce8" style:family="table-cell" style:parent-style-name="Default" style:data-style-name="N0">
      <style:table-cell-properties fo:background-color="#FFFFFF"/>
      <style:text-properties fo:font-size="14pt" style:font-size-asian="14pt" style:font-size-complex="14pt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solid #000000" fo:border-bottom="thin solid #808080" fo:border-left="thin solid #000000" fo:border-right="thin solid #808080" style:vertical-align="middle" fo:background-color="#CCCCCC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000000" fo:border-bottom="thin solid #808080" fo:border-left="thin solid #808080" fo:border-right="thin solid #808080" style:vertical-align="middle" fo:background-color="#CCCCCC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thin solid #808080" fo:border-left="thin solid #808080" fo:border-right="thin solid #000000" style:vertical-align="middle" fo:background-color="#CCCCCC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808080" fo:border-bottom="thin solid #808080" fo:border-left="thin solid #000000" fo:border-right="thin solid #808080" style:vertical-align="middle" fo:background-color="#CCCCCC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solid #808080" style:vertical-align="middle" fo:background-color="#CCCCCC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thin solid #808080" fo:border-bottom="thin solid #808080" fo:border-left="thin solid #808080" fo:border-right="thin solid #000000" style:vertical-align="middle" fo:background-color="#CCCCCC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thin solid #808080" fo:border-bottom="thin solid #000000" fo:border-left="thin solid #000000" fo:border-right="thin solid #808080" style:vertical-align="middle" fo:background-color="#CCCCCC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thin solid #808080" fo:border-bottom="thin solid #000000" fo:border-left="thin solid #808080" fo:border-right="thin solid #808080" style:vertical-align="middle" fo:background-color="#CCCCCC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thin solid #808080" fo:border-bottom="thin solid #000000" fo:border-left="thin solid #808080" fo:border-right="thin solid #000000" style:vertical-align="middle" fo:background-color="#CCCCCC" style:repeat-content="false"/>
      <style:paragraph-properties fo:text-align="center"/>
    </style:style>
    <style:style style:name="ce19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start" fo:margin-left="0cm"/>
      <style:text-properties fo:font-size="14pt" style:font-size-asian="14pt" style:font-size-complex="14pt"/>
    </style:style>
    <style:style style:name="ce20" style:family="table-cell" style:parent-style-name="Default" style:data-style-name="N0">
      <style:table-cell-properties style:vertical-align="middle" fo:background-color="#DDDDDD" style:repeat-content="false"/>
      <style:paragraph-properties fo:text-align="center"/>
      <style:text-properties fo:font-size="15pt" style:font-size-asian="15pt" style:font-size-complex="15pt"/>
    </style:style>
    <style:style style:name="ce21" style:family="table-cell" style:parent-style-name="Default" style:data-style-name="N0">
      <style:table-cell-properties style:vertical-align="middle" fo:background-color="#DDDDDD" style:repeat-content="false"/>
      <style:paragraph-properties fo:text-align="start" fo:margin-left="0cm"/>
      <style:text-properties fo:font-size="15pt" style:font-size-asian="15pt" style:font-size-complex="15pt"/>
    </style:style>
    <style:style style:name="ce22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fo:font-size="14pt" style:font-size-asian="14pt" style:font-size-complex="14pt"/>
    </style:style>
    <style:style style:name="ce23" style:family="table-cell" style:parent-style-name="Default" style:data-style-name="N0">
      <style:table-cell-properties fo:background-color="#FFFFFF"/>
    </style:style>
    <style:style style:name="co1" style:family="table-column">
      <style:table-column-properties fo:break-before="auto" style:column-width="0.511527777777778cm"/>
    </style:style>
    <style:style style:name="co2" style:family="table-column">
      <style:table-column-properties fo:break-before="auto" style:column-width="2.25777777777778cm"/>
    </style:style>
    <style:style style:name="ro1" style:family="table-row">
      <style:table-row-properties style:row-height="14.4pt" style:use-optimal-row-height="false" fo:break-before="auto"/>
    </style:style>
    <style:style style:name="ro2" style:family="table-row">
      <style:table-row-properties style:row-height="14pt" style:use-optimal-row-height="false" fo:break-before="auto"/>
    </style:style>
    <style:style style:name="ro3" style:family="table-row">
      <style:table-row-properties style:row-height="20.5pt" style:use-optimal-row-height="false" fo:break-before="auto"/>
    </style:style>
    <style:style style:name="ro4" style:family="table-row">
      <style:table-row-properties style:row-height="7.5pt" style:use-optimal-row-height="false" fo:break-before="auto"/>
    </style:style>
    <style:style style:name="ro5" style:family="table-row">
      <style:table-row-properties style:row-height="5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95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999999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79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999999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999999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999999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999999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0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4472c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8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8">
      <style:graphic-properties fo:wrap-option="no-wrap" fo:padding-top="0in" fo:padding-bottom="0in" fo:padding-left="0in" fo:padding-right="0in" draw:textarea-vertical-align="middle" draw:textarea-horizontal-align="left" draw:fill="solid" draw:fill-color="#ffffff" draw:opacity="100%" draw:stroke="solid" svg:stroke-width="0.02778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20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3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4472c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9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">
      <style:graphic-properties fo:wrap-option="no-wrap" fo:padding-top="0in" fo:padding-bottom="0in" fo:padding-left="0in" fo:padding-right="0in" draw:textarea-vertical-align="middle" draw:textarea-horizontal-align="left" draw:fill="solid" draw:fill-color="#ffffff" draw:opacity="100%" draw:stroke="solid" svg:stroke-width="0.02778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4472c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7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21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2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4472c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9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4472c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4472c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4472c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4472c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999999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999999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">
      <style:graphic-properties fo:wrap-option="no-wrap" fo:padding-top="0in" fo:padding-bottom="0in" fo:padding-left="0in" fo:padding-right="0in" draw:textarea-vertical-align="middle" draw:textarea-horizontal-align="left" draw:fill="solid" draw:fill-color="#ffffff" draw:opacity="100%" draw:stroke="solid" svg:stroke-width="0.02778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2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4472c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5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0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999999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24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8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4472c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0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">
      <style:graphic-properties fo:wrap-option="no-wrap" fo:padding-top="0in" fo:padding-bottom="0in" fo:padding-left="0in" fo:padding-right="0in" draw:textarea-vertical-align="middle" draw:textarea-horizontal-align="left" draw:fill="solid" draw:fill-color="#ffffff" draw:opacity="100%" draw:stroke="solid" svg:stroke-width="0.02778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04">
      <style:graphic-properties fo:wrap-option="no-wrap" fo:padding-top="0in" fo:padding-bottom="0in" fo:padding-left="0in" fo:padding-right="0in" draw:textarea-vertical-align="middle" draw:textarea-horizontal-align="left" draw:fill="solid" draw:fill-color="#ffffff" draw:opacity="100%" draw:stroke="solid" svg:stroke-width="0.02778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4472c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07">
      <style:graphic-properties fo:wrap-option="no-wrap" fo:padding-top="0in" fo:padding-bottom="0in" fo:padding-left="0in" fo:padding-right="0in" draw:textarea-vertical-align="middle" draw:textarea-horizontal-align="left" draw:fill="solid" draw:fill-color="#ffffff" draw:opacity="100%" draw:stroke="solid" svg:stroke-width="0.02778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4472c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25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1">
      <style:graphic-properties fo:wrap-option="no-wrap" fo:padding-top="0in" fo:padding-bottom="0in" fo:padding-left="0in" fo:padding-right="0in" draw:textarea-vertical-align="middle" draw:textarea-horizontal-align="left" draw:fill="solid" draw:fill-color="#ffffff" draw:opacity="100%" draw:stroke="solid" svg:stroke-width="0.02778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10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4472c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16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4472c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4472c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19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4472c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41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4472c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4472c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44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4472c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4472c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50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53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4472c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4472c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40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4472c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46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4472c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4472c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49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4472c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4472c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55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58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4472c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4472c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8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">
      <style:graphic-properties fo:wrap-option="no-wrap" fo:padding-top="0in" fo:padding-bottom="0in" fo:padding-left="0in" fo:padding-right="0in" draw:textarea-vertical-align="middle" draw:textarea-horizontal-align="left" draw:fill="none" draw:stroke="solid" svg:stroke-width="0.02778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64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4472c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">
      <style:graphic-properties fo:wrap-option="no-wrap" fo:padding-top="0in" fo:padding-bottom="0in" fo:padding-left="0in" fo:padding-right="0in" draw:textarea-vertical-align="middle" draw:textarea-horizontal-align="left" draw:fill="none" draw:stroke="solid" svg:stroke-width="0.02778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67">
      <style:graphic-properties fo:wrap-option="no-wrap" fo:padding-top="0in" fo:padding-bottom="0in" fo:padding-left="0in" fo:padding-right="0in" draw:textarea-vertical-align="middle" draw:textarea-horizontal-align="left" draw:fill="solid" draw:fill-color="#ffffff" draw:opacity="100%" draw:stroke="solid" svg:stroke-width="0.02778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4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">
      <style:graphic-properties fo:wrap-option="no-wrap" fo:padding-top="0in" fo:padding-bottom="0in" fo:padding-left="0in" fo:padding-right="0in" draw:textarea-vertical-align="middle" draw:textarea-horizontal-align="left" draw:fill="solid" draw:fill-color="#ffffff" draw:opacity="100%" draw:stroke="solid" svg:stroke-width="0.02778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999999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999999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999999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999999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0">
      <style:graphic-properties fo:wrap-option="no-wrap" fo:padding-top="0in" fo:padding-bottom="0in" fo:padding-left="0in" fo:padding-right="0in" draw:textarea-vertical-align="middle" draw:textarea-horizontal-align="left" draw:fill="solid" draw:fill-color="#ffffff" draw:opacity="100%" draw:stroke="solid" svg:stroke-width="0.02778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999999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999999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76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999999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JEU_n°3_(grille_A)" table:style-name="ta1">
        <table:shapes>
          <draw:custom-shape svg:x="0.38861in" svg:y="1.40833in" svg:width="0.61139in" svg:height="0.58736in" draw:z-index="1" draw:id="id0" draw:style-name="a2" draw:name="Connecteur droit 1">
            <svg:title/>
            <svg:desc/>
            <text:p text:style-name="a1" text:class-names="" text:cond-style-name=""><text:span text:style-name="a0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0.40042in" svg:y="1.50319in" svg:width="0.6775in" svg:height="0.67125in" draw:z-index="2" draw:id="id1" draw:style-name="a5" draw:name="Connecteur droit 2">
            <svg:title/>
            <svg:desc/>
            <text:p text:style-name="a4" text:class-names="" text:cond-style-name=""><text:span text:style-name="a3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0.42208in" svg:y="1.60833in" svg:width="0.76694in" svg:height="0.755in" draw:z-index="3" draw:id="id2" draw:style-name="a8" draw:name="Connecteur droit 3">
            <svg:title/>
            <svg:desc/>
            <text:p text:style-name="a7" text:class-names="" text:cond-style-name=""><text:span text:style-name="a6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0.6225in" svg:y="1.70319in" svg:width="0.6775in" svg:height="0.67125in" draw:z-index="4" draw:id="id3" draw:style-name="a11" draw:name="Connecteur droit 4">
            <svg:title/>
            <svg:desc/>
            <text:p text:style-name="a10" text:class-names="" text:cond-style-name=""><text:span text:style-name="a9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0.80042in" svg:y="1.80833in" svg:width="0.61139in" svg:height="0.58736in" draw:z-index="5" draw:id="id4" draw:style-name="a14" draw:name="Connecteur droit 5">
            <svg:title/>
            <svg:desc/>
            <text:p text:style-name="a13" text:class-names="" text:cond-style-name=""><text:span text:style-name="a12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width="0.79681in" svg:height="0.15986in" draw:z-index="6" draw:id="id5" draw:style-name="a17" draw:transform="translate(-0.3984in -0.07993in) rotate(-0.7854) translate(1.29291in 1.57012in)" draw:name="Forme libre : forme 6">
            <svg:title/>
            <svg:desc/>
            <text:p text:style-name="a16" text:class-names="" text:cond-style-name=""><text:span text:style-name="a15" text:class-names="">1 <text:s text:c="1"/>0 <text:s text:c="1"/>2 <text:s text:c="1"/>1 <text:s text:c="1"/>1</text:span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width="0.79722in" svg:height="0.15986in" draw:z-index="7" draw:id="id6" draw:style-name="a20" draw:transform="translate(-0.39861in -0.07993in) rotate(-0.7854) translate(1.32778in 1.55638in)" draw:name="Forme libre : forme 7">
            <svg:title/>
            <svg:desc/>
            <text:p text:style-name="a19" text:class-names="" text:cond-style-name=""><text:span text:style-name="a18" text:class-names="">1 0 <text:s text:c="1"/>2 <text:s text:c="1"/>1 <text:s text:c="1"/>1</text:span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2.41667in" svg:y="4.18056in" svg:width="1.35417in" svg:height="1.35694in" draw:z-index="8" draw:id="id7" draw:style-name="a23" draw:name="Connecteur droit 8">
            <svg:title/>
            <svg:desc/>
            <text:p text:style-name="a22" text:class-names="" text:cond-style-name=""><text:span text:style-name="a21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4.20903in" svg:y="4.95139in" svg:width="0.61736in" svg:height="0.60347in" draw:z-index="9" draw:id="id8" draw:style-name="a26" draw:name="Connecteur droit 10">
            <svg:title/>
            <svg:desc/>
            <text:p text:style-name="a25" text:class-names="" text:cond-style-name=""><text:span text:style-name="a24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4.21389in" svg:y="5.18056in" svg:width="0.55in" svg:height="0.54653in" draw:z-index="10" draw:id="id9" draw:style-name="a29" draw:name="Connecteur droit 11">
            <svg:title/>
            <svg:desc/>
            <text:p text:style-name="a28" text:class-names="" text:cond-style-name=""><text:span text:style-name="a27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4.22083in" svg:y="5.09722in" svg:width="0.81389in" svg:height="0.81778in" draw:z-index="11" draw:id="id10" draw:style-name="a32" draw:name="Connecteur droit 12">
            <svg:title/>
            <svg:desc/>
            <text:p text:style-name="a31" text:class-names="" text:cond-style-name=""><text:span text:style-name="a30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4.23958in" svg:y="5.38194in" svg:width="0.71875in" svg:height="0.72431in" draw:z-index="12" draw:id="id11" draw:style-name="a35" draw:name="Connecteur droit 13">
            <svg:title/>
            <svg:desc/>
            <text:p text:style-name="a34" text:class-names="" text:cond-style-name=""><text:span text:style-name="a33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4.24166in" svg:y="5.30556in" svg:width="1.00139in" svg:height="1.00069in" draw:z-index="13" draw:id="id12" draw:style-name="a38" draw:name="Connecteur droit 14">
            <svg:title/>
            <svg:desc/>
            <text:p text:style-name="a37" text:class-names="" text:cond-style-name=""><text:span text:style-name="a36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4.22361in" svg:y="5.57639in" svg:width="0.95694in" svg:height="0.94556in" draw:z-index="14" draw:id="id13" draw:style-name="a41" draw:name="Connecteur droit 15">
            <svg:title/>
            <svg:desc/>
            <text:p text:style-name="a40" text:class-names="" text:cond-style-name=""><text:span text:style-name="a39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4.23958in" svg:y="5.51389in" svg:width="1.21181in" svg:height="1.18889in" draw:z-index="15" draw:id="id14" draw:style-name="a44" draw:name="Connecteur droit 16">
            <svg:title/>
            <svg:desc/>
            <text:p text:style-name="a43" text:class-names="" text:cond-style-name=""><text:span text:style-name="a42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4.23472in" svg:y="5.78472in" svg:width="1.13333in" svg:height="1.11986in" draw:z-index="16" draw:id="id15" draw:style-name="a47" draw:name="Connecteur droit 17">
            <svg:title/>
            <svg:desc/>
            <text:p text:style-name="a46" text:class-names="" text:cond-style-name=""><text:span text:style-name="a45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4.21875in" svg:y="5.70139in" svg:width="1.40625in" svg:height="1.39097in" draw:z-index="17" draw:id="id16" draw:style-name="a50" draw:name="Connecteur droit 18">
            <svg:title/>
            <svg:desc/>
            <text:p text:style-name="a49" text:class-names="" text:cond-style-name=""><text:span text:style-name="a48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4.23264in" svg:y="5.97222in" svg:width="1.33681in" svg:height="1.30806in" draw:z-index="18" draw:id="id17" draw:style-name="a53" draw:name="Connecteur droit 19">
            <svg:title/>
            <svg:desc/>
            <text:p text:style-name="a52" text:class-names="" text:cond-style-name=""><text:span text:style-name="a51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2.6118in" svg:y="4.11806in" svg:width="1.42986in" svg:height="1.42472in" draw:z-index="19" draw:id="id18" draw:style-name="a56" draw:name="Connecteur droit 20">
            <svg:title/>
            <svg:desc/>
            <text:p text:style-name="a55" text:class-names="" text:cond-style-name=""><text:span text:style-name="a54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2.83333in" svg:y="4.38889in" svg:width="1.14583in" svg:height="1.125in" draw:z-index="20" draw:id="id19" draw:style-name="a59" draw:name="Connecteur droit 21">
            <svg:title/>
            <svg:desc/>
            <text:p text:style-name="a58" text:class-names="" text:cond-style-name=""><text:span text:style-name="a57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3.03472in" svg:y="4.36111in" svg:width="1.20139in" svg:height="1.17361in" draw:z-index="21" draw:id="id20" draw:style-name="a62" draw:name="Connecteur droit 22">
            <svg:title/>
            <svg:desc/>
            <text:p text:style-name="a61" text:class-names="" text:cond-style-name=""><text:span text:style-name="a60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3.22222in" svg:y="4.59028in" svg:width="0.97222in" svg:height="0.9375in" draw:z-index="22" draw:id="id21" draw:style-name="a65" draw:name="Connecteur droit 23">
            <svg:title/>
            <svg:desc/>
            <text:p text:style-name="a64" text:class-names="" text:cond-style-name=""><text:span text:style-name="a63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3.43055in" svg:y="4.54167in" svg:width="1.01389in" svg:height="0.99305in" draw:z-index="23" draw:id="id22" draw:style-name="a68" draw:name="Connecteur droit 24">
            <svg:title/>
            <svg:desc/>
            <text:p text:style-name="a67" text:class-names="" text:cond-style-name=""><text:span text:style-name="a66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3.625in" svg:y="4.79861in" svg:width="0.75695in" svg:height="0.73611in" draw:z-index="24" draw:id="id23" draw:style-name="a71" draw:name="Connecteur droit 25">
            <svg:title/>
            <svg:desc/>
            <text:p text:style-name="a70" text:class-names="" text:cond-style-name=""><text:span text:style-name="a69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3.82639in" svg:y="4.73611in" svg:width="0.81945in" svg:height="0.80556in" draw:z-index="25" draw:id="id24" draw:style-name="a74" draw:name="Connecteur droit 26">
            <svg:title/>
            <svg:desc/>
            <text:p text:style-name="a73" text:class-names="" text:cond-style-name=""><text:span text:style-name="a72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4.02778in" svg:y="5in" svg:width="0.54861in" svg:height="0.53472in" draw:z-index="26" draw:id="id25" draw:style-name="a77" draw:name="Connecteur droit 27">
            <svg:title/>
            <svg:desc/>
            <text:p text:style-name="a76" text:class-names="" text:cond-style-name=""><text:span text:style-name="a75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width="3.06653in" svg:height="0.21028in" draw:z-index="27" draw:id="id26" draw:style-name="a80" draw:transform="translate(-1.53326in -0.10514in) rotate(-0.7854) translate(4.89449in 5.13492in)" draw:name="Forme libre : forme 28">
            <svg:title/>
            <svg:desc/>
            <text:p text:style-name="a79" text:class-names="" text:cond-style-name=""><text:span text:style-name="a78" text:class-names="">1 <text:s text:c="6"/>1 <text:s text:c="5"/>0 <text:s text:c="4"/>2 <text:s text:c="4"/>1 <text:s text:c="4"/>2 <text:s text:c="4"/>1 <text:s text:c="5"/>0 <text:s text:c="4"/>1 <text:s text:c="4"/>0</text:span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width="3.06653in" svg:height="0.21028in" draw:z-index="28" draw:id="id27" draw:style-name="a83" draw:transform="translate(-1.53326in -0.10514in) rotate(-0.7854) translate(5.17921in 5.1002in)" draw:name="Forme libre : forme 29">
            <svg:title/>
            <svg:desc/>
            <text:p text:style-name="a82" text:class-names="" text:cond-style-name=""><text:span text:style-name="a81" text:class-names="">0 <text:s text:c="5"/>0 <text:s text:c="5"/>1 <text:s text:c="4"/>0 <text:s text:c="4"/>0 <text:s text:c="4"/>1 <text:s text:c="4"/>0 <text:s text:c="5"/>0 <text:s text:c="4"/>0 <text:s text:c="3"/></text:span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</table:shapes>
        <table:table-column table:style-name="co1" table:number-columns-repeated="1024" table:default-cell-style-name="ce2"/>
        <table:table-column table:style-name="co2" table:number-columns-repeated="15360" table:default-cell-style-name="ce1"/>
        <table:table-row table:style-name="ro1">
          <table:table-cell office:value-type="string" table:number-columns-spanned="54" table:number-rows-spanned="3" table:style-name="ce19">
            <text:p>Dans ce jeu, chaque case est noire ou blanche.</text:p>
            <text:p>Le nombre de cases noires est indiqué selon 3 directions : horizontale, verticale, diagonale.</text:p>
          </table:table-cell>
          <table:covered-table-cell table:number-columns-repeated="53"/>
          <table:table-cell table:number-columns-repeated="969" table:style-name="ce2"/>
          <table:table-cell table:number-columns-repeated="15360" table:style-name="ce1"/>
          <table:table-cell table:style-name="ce2"/>
        </table:table-row>
        <table:table-row table:style-name="ro1">
          <table:covered-table-cell/>
          <table:covered-table-cell table:number-columns-repeated="53"/>
          <table:table-cell table:number-columns-repeated="969" table:style-name="ce2"/>
          <table:table-cell table:number-columns-repeated="15360" table:style-name="ce1"/>
          <table:table-cell table:style-name="ce2"/>
        </table:table-row>
        <table:table-row table:style-name="ro2">
          <table:covered-table-cell/>
          <table:covered-table-cell table:number-columns-repeated="53"/>
          <table:table-cell table:number-columns-repeated="969" table:style-name="ce2"/>
          <table:table-cell table:number-columns-repeated="15360" table:style-name="ce1"/>
          <table:table-cell table:style-name="ce2"/>
        </table:table-row>
        <table:table-row table:style-name="ro1">
          <table:table-cell table:number-columns-repeated="47" table:style-name="ce3"/>
          <table:table-cell table:number-columns-repeated="977" table:style-name="ce2"/>
          <table:table-cell table:number-columns-repeated="15359"/>
          <table:table-cell table:style-name="ce1"/>
        </table:table-row>
        <table:table-row table:style-name="ro1">
          <table:table-cell office:value-type="string" table:number-columns-spanned="10" table:number-rows-spanned="2" table:style-name="ce20">
            <text:p>Pour exemple:</text:p>
          </table:table-cell>
          <table:covered-table-cell table:number-columns-repeated="9"/>
          <table:table-cell table:number-columns-repeated="37" table:style-name="ce3"/>
          <table:table-cell table:number-columns-repeated="977" table:style-name="ce2"/>
          <table:table-cell table:number-columns-repeated="15359"/>
          <table:table-cell table:style-name="ce1"/>
        </table:table-row>
        <table:table-row table:style-name="ro1">
          <table:covered-table-cell/>
          <table:covered-table-cell table:number-columns-repeated="9"/>
          <table:table-cell table:number-columns-repeated="37" table:style-name="ce3"/>
          <table:table-cell table:number-columns-repeated="977" table:style-name="ce2"/>
          <table:table-cell table:number-columns-repeated="15359"/>
          <table:table-cell table:style-name="ce1"/>
        </table:table-row>
        <table:table-row table:number-rows-repeated="2" table:style-name="ro1">
          <table:table-cell table:style-name="ce3"/>
          <table:table-cell table:number-columns-repeated="8" table:style-name="ce2"/>
          <table:table-cell table:number-columns-repeated="38" table:style-name="ce3"/>
          <table:table-cell table:number-columns-repeated="977" table:style-name="ce2"/>
          <table:table-cell table:number-columns-repeated="15359"/>
          <table:table-cell table:style-name="ce1"/>
        </table:table-row>
        <table:table-row table:style-name="ro1">
          <table:table-cell table:style-name="ce4"/>
          <table:table-cell table:number-columns-repeated="5" table:style-name="ce5"/>
          <table:table-cell table:number-columns-repeated="3" table:style-name="ce2"/>
          <table:table-cell table:number-columns-repeated="38" table:style-name="ce3"/>
          <table:table-cell table:number-columns-repeated="977" table:style-name="ce2"/>
          <table:table-cell table:number-columns-repeated="15359"/>
          <table:table-cell table:style-name="ce1"/>
        </table:table-row>
        <table:table-row table:style-name="ro1">
          <table:table-cell table:style-name="ce4"/>
          <table:table-cell office:value-type="float" office:value="2" table:style-name="ce5">
            <text:p>2</text:p>
          </table:table-cell>
          <table:table-cell table:style-name="ce6"/>
          <table:table-cell table:style-name="ce7"/>
          <table:table-cell table:style-name="ce6"/>
          <table:table-cell table:style-name="ce5"/>
          <table:table-cell table:number-columns-repeated="3" table:style-name="ce2"/>
          <table:table-cell table:number-columns-repeated="38" table:style-name="ce3"/>
          <table:table-cell table:number-columns-repeated="977" table:style-name="ce2"/>
          <table:table-cell table:number-columns-repeated="15359"/>
          <table:table-cell table:style-name="ce1"/>
        </table:table-row>
        <table:table-row table:style-name="ro1">
          <table:table-cell table:style-name="ce4"/>
          <table:table-cell office:value-type="float" office:value="2" table:style-name="ce5">
            <text:p>2</text:p>
          </table:table-cell>
          <table:table-cell table:style-name="ce7"/>
          <table:table-cell table:number-columns-repeated="2" table:style-name="ce6"/>
          <table:table-cell table:style-name="ce5"/>
          <table:table-cell table:number-columns-repeated="3" table:style-name="ce2"/>
          <table:table-cell table:number-columns-repeated="38" table:style-name="ce3"/>
          <table:table-cell table:number-columns-repeated="977" table:style-name="ce2"/>
          <table:table-cell table:number-columns-repeated="15359"/>
          <table:table-cell table:style-name="ce1"/>
        </table:table-row>
        <table:table-row table:style-name="ro1">
          <table:table-cell table:style-name="ce4"/>
          <table:table-cell office:value-type="float" office:value="1" table:style-name="ce5">
            <text:p>1</text:p>
          </table:table-cell>
          <table:table-cell table:number-columns-repeated="2" table:style-name="ce7"/>
          <table:table-cell table:style-name="ce6"/>
          <table:table-cell table:style-name="ce5"/>
          <table:table-cell table:number-columns-repeated="3" table:style-name="ce2"/>
          <table:table-cell table:style-name="ce3"/>
          <table:table-cell office:value-type="string" table:number-columns-spanned="34" table:number-rows-spanned="1" table:style-name="ce21">
            <text:p>est ici l’unique façon de répondre à la question.</text:p>
          </table:table-cell>
          <table:covered-table-cell table:number-columns-repeated="33"/>
          <table:table-cell table:number-columns-repeated="3" table:style-name="ce3"/>
          <table:table-cell table:number-columns-repeated="977" table:style-name="ce2"/>
          <table:table-cell table:number-columns-repeated="15359"/>
          <table:table-cell table:style-name="ce1"/>
        </table:table-row>
        <table:table-row table:style-name="ro1">
          <table:table-cell table:style-name="ce4"/>
          <table:table-cell table:style-name="ce5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3" table:style-name="ce5">
            <text:p>3</text:p>
          </table:table-cell>
          <table:table-cell table:style-name="ce5"/>
          <table:table-cell table:number-columns-repeated="3" table:style-name="ce2"/>
          <table:table-cell table:number-columns-repeated="38" table:style-name="ce3"/>
          <table:table-cell table:number-columns-repeated="977" table:style-name="ce2"/>
          <table:table-cell table:number-columns-repeated="15359"/>
          <table:table-cell table:style-name="ce1"/>
        </table:table-row>
        <table:table-row table:style-name="ro1">
          <table:table-cell table:number-columns-repeated="47" table:style-name="ce3"/>
          <table:table-cell table:number-columns-repeated="977" table:style-name="ce2"/>
          <table:table-cell table:number-columns-repeated="15359"/>
          <table:table-cell table:style-name="ce1"/>
        </table:table-row>
        <table:table-row table:style-name="ro1">
          <table:table-cell table:number-columns-repeated="16384"/>
        </table:table-row>
        <table:table-row table:style-name="ro3">
          <table:table-cell table:number-columns-repeated="1024" table:style-name="ce2"/>
          <table:table-cell table:number-columns-repeated="15359"/>
          <table:table-cell table:style-name="ce1"/>
        </table:table-row>
        <table:table-row table:style-name="ro1">
          <table:table-cell office:value-type="string" table:number-columns-spanned="37" table:number-rows-spanned="3" table:style-name="ce22">
            <text:p>Pourrez-vous trouver une solution à la grille ci-dessous?</text:p>
          </table:table-cell>
          <table:covered-table-cell table:number-columns-repeated="36"/>
          <table:table-cell table:number-columns-repeated="16347"/>
        </table:table-row>
        <table:table-row table:style-name="ro4">
          <table:covered-table-cell/>
          <table:covered-table-cell table:number-columns-repeated="36"/>
          <table:table-cell table:number-columns-repeated="16347"/>
        </table:table-row>
        <table:table-row table:style-name="ro5">
          <table:covered-table-cell/>
          <table:covered-table-cell table:number-columns-repeated="36"/>
          <table:table-cell table:number-columns-repeated="16347"/>
        </table:table-row>
        <table:table-row table:style-name="ro1">
          <table:table-cell office:value-type="string" table:style-name="ce8">
            <text:p>Y a-t-il d'autres solutions ?</text:p>
          </table:table-cell>
          <table:table-cell table:number-columns-repeated="5" table:style-name="ce2"/>
          <table:table-cell table:style-name="ce8"/>
          <table:table-cell table:number-columns-repeated="1017" table:style-name="ce2"/>
          <table:table-cell table:number-columns-repeated="15360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 table:number-columns-repeated="9" table:style-name="ce2"/>
          <table:table-cell table:number-columns-repeated="13" table:style-name="ce5"/>
          <table:table-cell table:number-columns-repeated="1002" table:style-name="ce2"/>
          <table:table-cell table:number-columns-repeated="15360"/>
        </table:table-row>
        <table:table-row table:style-name="ro1">
          <table:table-cell table:number-columns-repeated="9" table:style-name="ce2"/>
          <table:table-cell table:style-name="ce5"/>
          <table:table-cell table:number-columns-repeated="11" table:style-name="ce2"/>
          <table:table-cell table:style-name="ce5"/>
          <table:table-cell table:number-columns-repeated="1002" table:style-name="ce2"/>
          <table:table-cell table:number-columns-repeated="15360"/>
        </table:table-row>
        <table:table-row table:style-name="ro1">
          <table:table-cell table:number-columns-repeated="9" table:style-name="ce2"/>
          <table:table-cell table:style-name="ce5"/>
          <table:table-cell office:value-type="float" office:value="2" table:style-name="ce9">
            <text:p>2</text:p>
          </table:table-cell>
          <table:table-cell table:style-name="ce10"/>
          <table:table-cell table:number-columns-repeated="3" table:style-name="ce11"/>
          <table:table-cell table:style-name="ce12"/>
          <table:table-cell table:style-name="ce10"/>
          <table:table-cell table:number-columns-repeated="3" table:style-name="ce11"/>
          <table:table-cell table:style-name="ce12"/>
          <table:table-cell table:style-name="ce5"/>
          <table:table-cell table:number-columns-repeated="1002" table:style-name="ce2"/>
          <table:table-cell table:number-columns-repeated="15360"/>
        </table:table-row>
        <table:table-row table:style-name="ro1">
          <table:table-cell table:number-columns-repeated="9" table:style-name="ce2"/>
          <table:table-cell table:style-name="ce5"/>
          <table:table-cell office:value-type="float" office:value="2" table:style-name="ce9">
            <text:p>2</text:p>
          </table:table-cell>
          <table:table-cell table:style-name="ce13"/>
          <table:table-cell table:number-columns-repeated="3" table:style-name="ce14"/>
          <table:table-cell table:style-name="ce15"/>
          <table:table-cell table:style-name="ce13"/>
          <table:table-cell table:number-columns-repeated="3" table:style-name="ce14"/>
          <table:table-cell table:style-name="ce15"/>
          <table:table-cell table:style-name="ce5"/>
          <table:table-cell table:number-columns-repeated="1002" table:style-name="ce2"/>
          <table:table-cell table:number-columns-repeated="15360"/>
        </table:table-row>
        <table:table-row table:style-name="ro1">
          <table:table-cell table:number-columns-repeated="9" table:style-name="ce2"/>
          <table:table-cell table:style-name="ce5"/>
          <table:table-cell office:value-type="float" office:value="1" table:style-name="ce9">
            <text:p>1</text:p>
          </table:table-cell>
          <table:table-cell table:style-name="ce13"/>
          <table:table-cell table:number-columns-repeated="3" table:style-name="ce14"/>
          <table:table-cell table:style-name="ce15"/>
          <table:table-cell table:style-name="ce13"/>
          <table:table-cell table:number-columns-repeated="3" table:style-name="ce14"/>
          <table:table-cell table:style-name="ce15"/>
          <table:table-cell table:style-name="ce5"/>
          <table:table-cell table:number-columns-repeated="1002" table:style-name="ce2"/>
          <table:table-cell table:number-columns-repeated="15360"/>
        </table:table-row>
        <table:table-row table:style-name="ro1">
          <table:table-cell table:number-columns-repeated="8" table:style-name="ce2"/>
          <table:table-cell table:style-name="ce1"/>
          <table:table-cell table:style-name="ce5"/>
          <table:table-cell office:value-type="float" office:value="1" table:style-name="ce9">
            <text:p>1</text:p>
          </table:table-cell>
          <table:table-cell table:style-name="ce13"/>
          <table:table-cell table:number-columns-repeated="3" table:style-name="ce14"/>
          <table:table-cell table:style-name="ce15"/>
          <table:table-cell table:style-name="ce13"/>
          <table:table-cell table:number-columns-repeated="3" table:style-name="ce14"/>
          <table:table-cell table:style-name="ce15"/>
          <table:table-cell table:style-name="ce5"/>
          <table:table-cell table:number-columns-repeated="1002" table:style-name="ce2"/>
          <table:table-cell table:number-columns-repeated="15360"/>
        </table:table-row>
        <table:table-row table:style-name="ro1">
          <table:table-cell table:number-columns-repeated="9" table:style-name="ce2"/>
          <table:table-cell table:style-name="ce5"/>
          <table:table-cell office:value-type="float" office:value="1" table:style-name="ce9">
            <text:p>1</text:p>
          </table:table-cell>
          <table:table-cell table:style-name="ce16"/>
          <table:table-cell table:number-columns-repeated="3" table:style-name="ce17"/>
          <table:table-cell table:style-name="ce18"/>
          <table:table-cell table:style-name="ce16"/>
          <table:table-cell table:number-columns-repeated="3" table:style-name="ce17"/>
          <table:table-cell table:style-name="ce18"/>
          <table:table-cell table:style-name="ce5"/>
          <table:table-cell table:number-columns-repeated="1002" table:style-name="ce2"/>
          <table:table-cell table:number-columns-repeated="15360"/>
        </table:table-row>
        <table:table-row table:style-name="ro1">
          <table:table-cell table:number-columns-repeated="9" table:style-name="ce2"/>
          <table:table-cell table:style-name="ce5"/>
          <table:table-cell office:value-type="float" office:value="1" table:style-name="ce9">
            <text:p>1</text:p>
          </table:table-cell>
          <table:table-cell table:style-name="ce10"/>
          <table:table-cell table:number-columns-repeated="3" table:style-name="ce11"/>
          <table:table-cell table:style-name="ce12"/>
          <table:table-cell table:style-name="ce10"/>
          <table:table-cell table:number-columns-repeated="3" table:style-name="ce11"/>
          <table:table-cell table:style-name="ce12"/>
          <table:table-cell table:style-name="ce5"/>
          <table:table-cell table:number-columns-repeated="1002" table:style-name="ce2"/>
          <table:table-cell table:number-columns-repeated="15360"/>
        </table:table-row>
        <table:table-row table:style-name="ro1">
          <table:table-cell table:number-columns-repeated="9" table:style-name="ce2"/>
          <table:table-cell table:style-name="ce5"/>
          <table:table-cell office:value-type="float" office:value="1" table:style-name="ce9">
            <text:p>1</text:p>
          </table:table-cell>
          <table:table-cell table:style-name="ce13"/>
          <table:table-cell table:number-columns-repeated="3" table:style-name="ce14"/>
          <table:table-cell table:style-name="ce15"/>
          <table:table-cell table:style-name="ce13"/>
          <table:table-cell table:number-columns-repeated="3" table:style-name="ce14"/>
          <table:table-cell table:style-name="ce15"/>
          <table:table-cell table:style-name="ce5"/>
          <table:table-cell table:number-columns-repeated="1002" table:style-name="ce2"/>
          <table:table-cell table:number-columns-repeated="15360"/>
        </table:table-row>
        <table:table-row table:style-name="ro1">
          <table:table-cell table:number-columns-repeated="9" table:style-name="ce2"/>
          <table:table-cell table:style-name="ce5"/>
          <table:table-cell office:value-type="float" office:value="0" table:style-name="ce9">
            <text:p>0</text:p>
          </table:table-cell>
          <table:table-cell table:style-name="ce13"/>
          <table:table-cell table:number-columns-repeated="3" table:style-name="ce14"/>
          <table:table-cell table:style-name="ce15"/>
          <table:table-cell table:style-name="ce13"/>
          <table:table-cell table:number-columns-repeated="3" table:style-name="ce14"/>
          <table:table-cell table:style-name="ce15"/>
          <table:table-cell table:style-name="ce5"/>
          <table:table-cell table:number-columns-repeated="1002" table:style-name="ce2"/>
          <table:table-cell table:number-columns-repeated="15360"/>
        </table:table-row>
        <table:table-row table:style-name="ro1">
          <table:table-cell table:number-columns-repeated="9" table:style-name="ce2"/>
          <table:table-cell table:style-name="ce5"/>
          <table:table-cell office:value-type="float" office:value="2" table:style-name="ce9">
            <text:p>2</text:p>
          </table:table-cell>
          <table:table-cell table:style-name="ce13"/>
          <table:table-cell table:number-columns-repeated="3" table:style-name="ce14"/>
          <table:table-cell table:style-name="ce15"/>
          <table:table-cell table:style-name="ce13"/>
          <table:table-cell table:number-columns-repeated="3" table:style-name="ce14"/>
          <table:table-cell table:style-name="ce15"/>
          <table:table-cell table:style-name="ce5"/>
          <table:table-cell table:number-columns-repeated="1002" table:style-name="ce2"/>
          <table:table-cell table:number-columns-repeated="15360"/>
        </table:table-row>
        <table:table-row table:style-name="ro1">
          <table:table-cell table:number-columns-repeated="9" table:style-name="ce2"/>
          <table:table-cell table:style-name="ce5"/>
          <table:table-cell office:value-type="float" office:value="0" table:style-name="ce9">
            <text:p>0</text:p>
          </table:table-cell>
          <table:table-cell table:style-name="ce16"/>
          <table:table-cell table:number-columns-repeated="3" table:style-name="ce17"/>
          <table:table-cell table:style-name="ce18"/>
          <table:table-cell table:style-name="ce16"/>
          <table:table-cell table:number-columns-repeated="3" table:style-name="ce17"/>
          <table:table-cell table:style-name="ce18"/>
          <table:table-cell table:style-name="ce5"/>
          <table:table-cell table:number-columns-repeated="1002" table:style-name="ce2"/>
          <table:table-cell table:number-columns-repeated="15360"/>
        </table:table-row>
        <table:table-row table:style-name="ro1">
          <table:table-cell table:number-columns-repeated="10" table:style-name="ce2"/>
          <table:table-cell table:style-name="ce9"/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9">
            <text:p>2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2" table:style-name="ce9">
            <text:p>2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number-columns-repeated="1003" table:style-name="ce2"/>
          <table:table-cell table:number-columns-repeated="15360"/>
        </table:table-row>
        <table:table-row table:style-name="ro1">
          <table:table-cell table:number-columns-spanned="37" table:number-rows-spanned="1" table:style-name="ce23"/>
          <table:covered-table-cell table:number-columns-repeated="36"/>
          <table:table-cell table:number-columns-repeated="16347"/>
        </table:table-row>
        <table:table-row table:number-rows-repeated="17" table:style-name="ro1">
          <table:table-cell table:number-columns-repeated="16384"/>
        </table:table-row>
        <table:table-row table:number-rows-repeated="6" table:style-name="ro1">
          <table:table-cell table:number-columns-repeated="21"/>
          <table:table-cell table:number-columns-repeated="2" table:style-name="ce5"/>
          <table:table-cell table:number-columns-repeated="16361"/>
        </table:table-row>
        <table:table-row table:number-rows-repeated="9" table:style-name="ro1">
          <table:table-cell table:number-columns-repeated="21" table:style-name="ce2"/>
          <table:table-cell table:number-columns-repeated="2" table:style-name="ce5"/>
          <table:table-cell table:number-columns-repeated="1001" table:style-name="ce2"/>
          <table:table-cell table:number-columns-repeated="15360"/>
        </table:table-row>
        <table:table-row table:number-rows-repeated="5" table:style-name="ro1">
          <table:table-cell table:number-columns-repeated="44" table:style-name="ce5"/>
          <table:table-cell table:number-columns-repeated="16340"/>
        </table:table-row>
        <table:table-row table:number-rows-repeated="1048498" table:style-name="ro1">
          <table:table-cell table:number-columns-repeated="16384"/>
        </table:table-row>
      </table:table>
      <table:table table:name="JEU_n°3_(grille_B)" table:style-name="ta1">
        <table:shapes>
          <draw:custom-shape svg:width="3.06653in" svg:height="0.22486in" draw:z-index="1" draw:id="id28" draw:style-name="a86" draw:transform="translate(-1.53326in -0.11243in) rotate(-0.7854) translate(4.91104in 5.17215in)" draw:name="Forme libre : forme 30">
            <svg:title/>
            <svg:desc/>
            <text:p text:style-name="a85" text:class-names="" text:cond-style-name=""><text:span text:style-name="a84" text:class-names="">1 <text:s text:c="4"/>1 <text:s text:c="5"/>0 <text:s text:c="4"/>1 <text:s text:c="5"/>3 <text:s text:c="4"/>1 <text:s text:c="4"/>3 <text:s text:c="4"/>1 <text:s text:c="5"/>2 <text:s text:c="4"/>0</text:span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0.38861in" svg:y="1.40833in" svg:width="0.61139in" svg:height="0.58736in" draw:z-index="2" draw:id="id29" draw:style-name="a89" draw:name="Connecteur droit 1">
            <svg:title/>
            <svg:desc/>
            <text:p text:style-name="a88" text:class-names="" text:cond-style-name=""><text:span text:style-name="a87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0.40042in" svg:y="1.50319in" svg:width="0.6775in" svg:height="0.67125in" draw:z-index="3" draw:id="id30" draw:style-name="a92" draw:name="Connecteur droit 2">
            <svg:title/>
            <svg:desc/>
            <text:p text:style-name="a91" text:class-names="" text:cond-style-name=""><text:span text:style-name="a90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0.42208in" svg:y="1.60833in" svg:width="0.76694in" svg:height="0.755in" draw:z-index="4" draw:id="id31" draw:style-name="a95" draw:name="Connecteur droit 3">
            <svg:title/>
            <svg:desc/>
            <text:p text:style-name="a94" text:class-names="" text:cond-style-name=""><text:span text:style-name="a93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0.6225in" svg:y="1.70319in" svg:width="0.6775in" svg:height="0.67125in" draw:z-index="5" draw:id="id32" draw:style-name="a98" draw:name="Connecteur droit 4">
            <svg:title/>
            <svg:desc/>
            <text:p text:style-name="a97" text:class-names="" text:cond-style-name=""><text:span text:style-name="a96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0.80042in" svg:y="1.80833in" svg:width="0.61139in" svg:height="0.58736in" draw:z-index="6" draw:id="id33" draw:style-name="a101" draw:name="Connecteur droit 5">
            <svg:title/>
            <svg:desc/>
            <text:p text:style-name="a100" text:class-names="" text:cond-style-name=""><text:span text:style-name="a99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width="0.79681in" svg:height="0.15986in" draw:z-index="7" draw:id="id34" draw:style-name="a104" draw:transform="translate(-0.3984in -0.07993in) rotate(-0.7854) translate(1.29291in 1.57012in)" draw:name="Forme libre : forme 6">
            <svg:title/>
            <svg:desc/>
            <text:p text:style-name="a103" text:class-names="" text:cond-style-name=""><text:span text:style-name="a102" text:class-names="">1 <text:s text:c="1"/>0 <text:s text:c="1"/>2 <text:s text:c="1"/>1 <text:s text:c="1"/>1</text:span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width="0.79722in" svg:height="0.15986in" draw:z-index="8" draw:id="id35" draw:style-name="a107" draw:transform="translate(-0.39861in -0.07993in) rotate(-0.7854) translate(1.29306in 1.57027in)" draw:name="Forme libre : forme 7">
            <svg:title/>
            <svg:desc/>
            <text:p text:style-name="a106" text:class-names="" text:cond-style-name=""><text:span text:style-name="a105" text:class-names="">1 <text:s text:c="1"/>0 <text:s text:c="1"/>2 <text:s text:c="1"/>1 <text:s text:c="1"/>1</text:span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2.41667in" svg:y="4.18056in" svg:width="1.35417in" svg:height="1.35694in" draw:z-index="9" draw:id="id36" draw:style-name="a110" draw:name="Connecteur droit 8">
            <svg:title/>
            <svg:desc/>
            <text:p text:style-name="a109" text:class-names="" text:cond-style-name=""><text:span text:style-name="a108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4.20903in" svg:y="4.95139in" svg:width="0.61736in" svg:height="0.60347in" draw:z-index="10" draw:id="id37" draw:style-name="a113" draw:name="Connecteur droit 10">
            <svg:title/>
            <svg:desc/>
            <text:p text:style-name="a112" text:class-names="" text:cond-style-name=""><text:span text:style-name="a111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4.21389in" svg:y="5.18056in" svg:width="0.55in" svg:height="0.54653in" draw:z-index="11" draw:id="id38" draw:style-name="a116" draw:name="Connecteur droit 11">
            <svg:title/>
            <svg:desc/>
            <text:p text:style-name="a115" text:class-names="" text:cond-style-name=""><text:span text:style-name="a114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4.22083in" svg:y="5.09722in" svg:width="0.81389in" svg:height="0.81778in" draw:z-index="12" draw:id="id39" draw:style-name="a119" draw:name="Connecteur droit 12">
            <svg:title/>
            <svg:desc/>
            <text:p text:style-name="a118" text:class-names="" text:cond-style-name=""><text:span text:style-name="a117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4.23958in" svg:y="5.38194in" svg:width="0.71875in" svg:height="0.72431in" draw:z-index="13" draw:id="id40" draw:style-name="a122" draw:name="Connecteur droit 13">
            <svg:title/>
            <svg:desc/>
            <text:p text:style-name="a121" text:class-names="" text:cond-style-name=""><text:span text:style-name="a120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4.24166in" svg:y="5.30556in" svg:width="1.00139in" svg:height="1.00069in" draw:z-index="14" draw:id="id41" draw:style-name="a125" draw:name="Connecteur droit 14">
            <svg:title/>
            <svg:desc/>
            <text:p text:style-name="a124" text:class-names="" text:cond-style-name=""><text:span text:style-name="a123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4.22361in" svg:y="5.57639in" svg:width="0.95694in" svg:height="0.94556in" draw:z-index="15" draw:id="id42" draw:style-name="a128" draw:name="Connecteur droit 15">
            <svg:title/>
            <svg:desc/>
            <text:p text:style-name="a127" text:class-names="" text:cond-style-name=""><text:span text:style-name="a126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4.23958in" svg:y="5.51389in" svg:width="1.21181in" svg:height="1.18889in" draw:z-index="16" draw:id="id43" draw:style-name="a131" draw:name="Connecteur droit 16">
            <svg:title/>
            <svg:desc/>
            <text:p text:style-name="a130" text:class-names="" text:cond-style-name=""><text:span text:style-name="a129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4.23472in" svg:y="5.78472in" svg:width="1.13333in" svg:height="1.11986in" draw:z-index="17" draw:id="id44" draw:style-name="a134" draw:name="Connecteur droit 17">
            <svg:title/>
            <svg:desc/>
            <text:p text:style-name="a133" text:class-names="" text:cond-style-name=""><text:span text:style-name="a132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4.21875in" svg:y="5.70139in" svg:width="1.40625in" svg:height="1.39097in" draw:z-index="18" draw:id="id45" draw:style-name="a137" draw:name="Connecteur droit 18">
            <svg:title/>
            <svg:desc/>
            <text:p text:style-name="a136" text:class-names="" text:cond-style-name=""><text:span text:style-name="a135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4.23264in" svg:y="5.97222in" svg:width="1.33681in" svg:height="1.30806in" draw:z-index="19" draw:id="id46" draw:style-name="a140" draw:name="Connecteur droit 19">
            <svg:title/>
            <svg:desc/>
            <text:p text:style-name="a139" text:class-names="" text:cond-style-name=""><text:span text:style-name="a138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2.6118in" svg:y="4.11806in" svg:width="1.42986in" svg:height="1.42472in" draw:z-index="20" draw:id="id47" draw:style-name="a143" draw:name="Connecteur droit 20">
            <svg:title/>
            <svg:desc/>
            <text:p text:style-name="a142" text:class-names="" text:cond-style-name=""><text:span text:style-name="a141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2.83333in" svg:y="4.38889in" svg:width="1.14583in" svg:height="1.125in" draw:z-index="21" draw:id="id48" draw:style-name="a146" draw:name="Connecteur droit 21">
            <svg:title/>
            <svg:desc/>
            <text:p text:style-name="a145" text:class-names="" text:cond-style-name=""><text:span text:style-name="a144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3.03472in" svg:y="4.36111in" svg:width="1.20139in" svg:height="1.17361in" draw:z-index="22" draw:id="id49" draw:style-name="a149" draw:name="Connecteur droit 22">
            <svg:title/>
            <svg:desc/>
            <text:p text:style-name="a148" text:class-names="" text:cond-style-name=""><text:span text:style-name="a147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3.22222in" svg:y="4.59028in" svg:width="0.97222in" svg:height="0.9375in" draw:z-index="23" draw:id="id50" draw:style-name="a152" draw:name="Connecteur droit 23">
            <svg:title/>
            <svg:desc/>
            <text:p text:style-name="a151" text:class-names="" text:cond-style-name=""><text:span text:style-name="a150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3.43055in" svg:y="4.54167in" svg:width="1.01389in" svg:height="0.99305in" draw:z-index="24" draw:id="id51" draw:style-name="a155" draw:name="Connecteur droit 24">
            <svg:title/>
            <svg:desc/>
            <text:p text:style-name="a154" text:class-names="" text:cond-style-name=""><text:span text:style-name="a153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3.625in" svg:y="4.79861in" svg:width="0.75695in" svg:height="0.73611in" draw:z-index="25" draw:id="id52" draw:style-name="a158" draw:name="Connecteur droit 25">
            <svg:title/>
            <svg:desc/>
            <text:p text:style-name="a157" text:class-names="" text:cond-style-name=""><text:span text:style-name="a156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3.82639in" svg:y="4.73611in" svg:width="0.81945in" svg:height="0.80556in" draw:z-index="26" draw:id="id53" draw:style-name="a161" draw:name="Connecteur droit 26">
            <svg:title/>
            <svg:desc/>
            <text:p text:style-name="a160" text:class-names="" text:cond-style-name=""><text:span text:style-name="a159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4.02778in" svg:y="5in" svg:width="0.54861in" svg:height="0.53472in" draw:z-index="27" draw:id="id54" draw:style-name="a164" draw:name="Connecteur droit 27">
            <svg:title/>
            <svg:desc/>
            <text:p text:style-name="a163" text:class-names="" text:cond-style-name=""><text:span text:style-name="a162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width="3.06653in" svg:height="0.22486in" draw:z-index="28" draw:id="id55" draw:style-name="a167" draw:transform="translate(-1.53326in -0.11243in) rotate(-0.7854) translate(5.1541in 5.01243in)" draw:name="Forme libre : forme 31">
            <svg:title/>
            <svg:desc/>
            <text:p text:style-name="a166" text:class-names="" text:cond-style-name=""><text:span text:style-name="a165" text:class-names=""><text:s text:c="2"/>0 <text:s text:c="5"/>1 <text:s text:c="4"/>1 <text:s text:c="5"/>0 <text:s text:c="4"/>0 <text:s text:c="4"/>0 <text:s text:c="4"/>0 <text:s text:c="5"/>2 <text:s text:c="4"/>0 <text:s text:c="1"/></text:span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</table:shapes>
        <table:table-column table:style-name="co1" table:number-columns-repeated="1024" table:default-cell-style-name="ce2"/>
        <table:table-column table:style-name="co2" table:number-columns-repeated="15360" table:default-cell-style-name="ce1"/>
        <table:table-row table:style-name="ro1">
          <table:table-cell office:value-type="string" table:number-columns-spanned="54" table:number-rows-spanned="3" table:style-name="ce19">
            <text:p>Dans ce jeu, chaque case est noire ou blanche.</text:p>
            <text:p>Le nombre de cases noires est indiqué selon 3 directions : horizontale, verticale, diagonale.</text:p>
          </table:table-cell>
          <table:covered-table-cell table:number-columns-repeated="53"/>
          <table:table-cell table:number-columns-repeated="969" table:style-name="ce2"/>
          <table:table-cell table:number-columns-repeated="15360" table:style-name="ce1"/>
          <table:table-cell table:style-name="ce2"/>
        </table:table-row>
        <table:table-row table:style-name="ro1">
          <table:covered-table-cell/>
          <table:covered-table-cell table:number-columns-repeated="53"/>
          <table:table-cell table:number-columns-repeated="969" table:style-name="ce2"/>
          <table:table-cell table:number-columns-repeated="15360" table:style-name="ce1"/>
          <table:table-cell table:style-name="ce2"/>
        </table:table-row>
        <table:table-row table:style-name="ro2">
          <table:covered-table-cell/>
          <table:covered-table-cell table:number-columns-repeated="53"/>
          <table:table-cell table:number-columns-repeated="969" table:style-name="ce2"/>
          <table:table-cell table:number-columns-repeated="15360" table:style-name="ce1"/>
          <table:table-cell table:style-name="ce2"/>
        </table:table-row>
        <table:table-row table:style-name="ro1">
          <table:table-cell table:number-columns-repeated="47" table:style-name="ce3"/>
          <table:table-cell table:number-columns-repeated="977" table:style-name="ce2"/>
          <table:table-cell table:number-columns-repeated="15359"/>
          <table:table-cell table:style-name="ce1"/>
        </table:table-row>
        <table:table-row table:style-name="ro1">
          <table:table-cell office:value-type="string" table:number-columns-spanned="10" table:number-rows-spanned="2" table:style-name="ce20">
            <text:p>Pour exemple:</text:p>
          </table:table-cell>
          <table:covered-table-cell table:number-columns-repeated="9"/>
          <table:table-cell table:number-columns-repeated="37" table:style-name="ce3"/>
          <table:table-cell table:number-columns-repeated="977" table:style-name="ce2"/>
          <table:table-cell table:number-columns-repeated="15359"/>
          <table:table-cell table:style-name="ce1"/>
        </table:table-row>
        <table:table-row table:style-name="ro1">
          <table:covered-table-cell/>
          <table:covered-table-cell table:number-columns-repeated="9"/>
          <table:table-cell table:number-columns-repeated="37" table:style-name="ce3"/>
          <table:table-cell table:number-columns-repeated="977" table:style-name="ce2"/>
          <table:table-cell table:number-columns-repeated="15359"/>
          <table:table-cell table:style-name="ce1"/>
        </table:table-row>
        <table:table-row table:number-rows-repeated="2" table:style-name="ro1">
          <table:table-cell table:style-name="ce3"/>
          <table:table-cell table:number-columns-repeated="8" table:style-name="ce2"/>
          <table:table-cell table:number-columns-repeated="38" table:style-name="ce3"/>
          <table:table-cell table:number-columns-repeated="977" table:style-name="ce2"/>
          <table:table-cell table:number-columns-repeated="15359"/>
          <table:table-cell table:style-name="ce1"/>
        </table:table-row>
        <table:table-row table:style-name="ro1">
          <table:table-cell table:style-name="ce4"/>
          <table:table-cell table:number-columns-repeated="5" table:style-name="ce5"/>
          <table:table-cell table:number-columns-repeated="3" table:style-name="ce2"/>
          <table:table-cell table:number-columns-repeated="38" table:style-name="ce3"/>
          <table:table-cell table:number-columns-repeated="977" table:style-name="ce2"/>
          <table:table-cell table:number-columns-repeated="15359"/>
          <table:table-cell table:style-name="ce1"/>
        </table:table-row>
        <table:table-row table:style-name="ro1">
          <table:table-cell table:style-name="ce4"/>
          <table:table-cell office:value-type="float" office:value="2" table:style-name="ce5">
            <text:p>2</text:p>
          </table:table-cell>
          <table:table-cell table:style-name="ce6"/>
          <table:table-cell table:style-name="ce7"/>
          <table:table-cell table:style-name="ce6"/>
          <table:table-cell table:style-name="ce5"/>
          <table:table-cell table:number-columns-repeated="3" table:style-name="ce2"/>
          <table:table-cell table:number-columns-repeated="38" table:style-name="ce3"/>
          <table:table-cell table:number-columns-repeated="977" table:style-name="ce2"/>
          <table:table-cell table:number-columns-repeated="15359"/>
          <table:table-cell table:style-name="ce1"/>
        </table:table-row>
        <table:table-row table:style-name="ro1">
          <table:table-cell table:style-name="ce4"/>
          <table:table-cell office:value-type="float" office:value="2" table:style-name="ce5">
            <text:p>2</text:p>
          </table:table-cell>
          <table:table-cell table:style-name="ce7"/>
          <table:table-cell table:number-columns-repeated="2" table:style-name="ce6"/>
          <table:table-cell table:style-name="ce5"/>
          <table:table-cell table:number-columns-repeated="3" table:style-name="ce2"/>
          <table:table-cell table:number-columns-repeated="38" table:style-name="ce3"/>
          <table:table-cell table:number-columns-repeated="977" table:style-name="ce2"/>
          <table:table-cell table:number-columns-repeated="15359"/>
          <table:table-cell table:style-name="ce1"/>
        </table:table-row>
        <table:table-row table:style-name="ro1">
          <table:table-cell table:style-name="ce4"/>
          <table:table-cell office:value-type="float" office:value="1" table:style-name="ce5">
            <text:p>1</text:p>
          </table:table-cell>
          <table:table-cell table:number-columns-repeated="2" table:style-name="ce7"/>
          <table:table-cell table:style-name="ce6"/>
          <table:table-cell table:style-name="ce5"/>
          <table:table-cell table:number-columns-repeated="3" table:style-name="ce2"/>
          <table:table-cell table:style-name="ce3"/>
          <table:table-cell office:value-type="string" table:number-columns-spanned="34" table:number-rows-spanned="1" table:style-name="ce21">
            <text:p>est ici l’unique façon de répondre à la question.</text:p>
          </table:table-cell>
          <table:covered-table-cell table:number-columns-repeated="33"/>
          <table:table-cell table:number-columns-repeated="3" table:style-name="ce3"/>
          <table:table-cell table:number-columns-repeated="977" table:style-name="ce2"/>
          <table:table-cell table:number-columns-repeated="15359"/>
          <table:table-cell table:style-name="ce1"/>
        </table:table-row>
        <table:table-row table:style-name="ro1">
          <table:table-cell table:style-name="ce4"/>
          <table:table-cell table:style-name="ce5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3" table:style-name="ce5">
            <text:p>3</text:p>
          </table:table-cell>
          <table:table-cell table:style-name="ce5"/>
          <table:table-cell table:number-columns-repeated="3" table:style-name="ce2"/>
          <table:table-cell table:number-columns-repeated="38" table:style-name="ce3"/>
          <table:table-cell table:number-columns-repeated="977" table:style-name="ce2"/>
          <table:table-cell table:number-columns-repeated="15359"/>
          <table:table-cell table:style-name="ce1"/>
        </table:table-row>
        <table:table-row table:style-name="ro1">
          <table:table-cell table:number-columns-repeated="47" table:style-name="ce3"/>
          <table:table-cell table:number-columns-repeated="977" table:style-name="ce2"/>
          <table:table-cell table:number-columns-repeated="15359"/>
          <table:table-cell table:style-name="ce1"/>
        </table:table-row>
        <table:table-row table:style-name="ro1">
          <table:table-cell table:number-columns-repeated="16384"/>
        </table:table-row>
        <table:table-row table:style-name="ro3">
          <table:table-cell table:number-columns-repeated="1024" table:style-name="ce2"/>
          <table:table-cell table:number-columns-repeated="15359"/>
          <table:table-cell table:style-name="ce1"/>
        </table:table-row>
        <table:table-row table:style-name="ro1">
          <table:table-cell office:value-type="string" table:number-columns-spanned="37" table:number-rows-spanned="3" table:style-name="ce22">
            <text:p>Pourrez-vous trouver une solution à la grille ci-dessous?</text:p>
          </table:table-cell>
          <table:covered-table-cell table:number-columns-repeated="36"/>
          <table:table-cell table:number-columns-repeated="16347"/>
        </table:table-row>
        <table:table-row table:style-name="ro4">
          <table:covered-table-cell/>
          <table:covered-table-cell table:number-columns-repeated="36"/>
          <table:table-cell table:number-columns-repeated="16347"/>
        </table:table-row>
        <table:table-row table:style-name="ro5">
          <table:covered-table-cell/>
          <table:covered-table-cell table:number-columns-repeated="36"/>
          <table:table-cell table:number-columns-repeated="16347"/>
        </table:table-row>
        <table:table-row table:style-name="ro1">
          <table:table-cell office:value-type="string" table:style-name="ce8">
            <text:p>Y a-t-il d'autres solutions ?</text:p>
          </table:table-cell>
          <table:table-cell table:number-columns-repeated="5" table:style-name="ce2"/>
          <table:table-cell table:style-name="ce8"/>
          <table:table-cell table:number-columns-repeated="1017" table:style-name="ce2"/>
          <table:table-cell table:number-columns-repeated="15360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 table:number-columns-repeated="9" table:style-name="ce2"/>
          <table:table-cell table:number-columns-repeated="13" table:style-name="ce5"/>
          <table:table-cell table:number-columns-repeated="1002" table:style-name="ce2"/>
          <table:table-cell table:number-columns-repeated="15360"/>
        </table:table-row>
        <table:table-row table:style-name="ro1">
          <table:table-cell table:number-columns-repeated="9" table:style-name="ce2"/>
          <table:table-cell table:style-name="ce5"/>
          <table:table-cell table:number-columns-repeated="11" table:style-name="ce2"/>
          <table:table-cell table:style-name="ce5"/>
          <table:table-cell table:number-columns-repeated="1002" table:style-name="ce2"/>
          <table:table-cell table:number-columns-repeated="15360"/>
        </table:table-row>
        <table:table-row table:style-name="ro1">
          <table:table-cell table:number-columns-repeated="9" table:style-name="ce2"/>
          <table:table-cell table:style-name="ce5"/>
          <table:table-cell office:value-type="float" office:value="3" table:style-name="ce9">
            <text:p>3</text:p>
          </table:table-cell>
          <table:table-cell table:style-name="ce10"/>
          <table:table-cell table:number-columns-repeated="3" table:style-name="ce11"/>
          <table:table-cell table:style-name="ce12"/>
          <table:table-cell table:style-name="ce10"/>
          <table:table-cell table:number-columns-repeated="3" table:style-name="ce11"/>
          <table:table-cell table:style-name="ce12"/>
          <table:table-cell table:style-name="ce5"/>
          <table:table-cell table:number-columns-repeated="1002" table:style-name="ce2"/>
          <table:table-cell table:number-columns-repeated="15360"/>
        </table:table-row>
        <table:table-row table:number-rows-repeated="2" table:style-name="ro1">
          <table:table-cell table:number-columns-repeated="9" table:style-name="ce2"/>
          <table:table-cell table:style-name="ce5"/>
          <table:table-cell office:value-type="float" office:value="1" table:style-name="ce9">
            <text:p>1</text:p>
          </table:table-cell>
          <table:table-cell table:style-name="ce13"/>
          <table:table-cell table:number-columns-repeated="3" table:style-name="ce14"/>
          <table:table-cell table:style-name="ce15"/>
          <table:table-cell table:style-name="ce13"/>
          <table:table-cell table:number-columns-repeated="3" table:style-name="ce14"/>
          <table:table-cell table:style-name="ce15"/>
          <table:table-cell table:style-name="ce5"/>
          <table:table-cell table:number-columns-repeated="1002" table:style-name="ce2"/>
          <table:table-cell table:number-columns-repeated="15360"/>
        </table:table-row>
        <table:table-row table:style-name="ro1">
          <table:table-cell table:number-columns-repeated="8" table:style-name="ce2"/>
          <table:table-cell table:style-name="ce1"/>
          <table:table-cell table:style-name="ce5"/>
          <table:table-cell office:value-type="float" office:value="2" table:style-name="ce9">
            <text:p>2</text:p>
          </table:table-cell>
          <table:table-cell table:style-name="ce13"/>
          <table:table-cell table:number-columns-repeated="3" table:style-name="ce14"/>
          <table:table-cell table:style-name="ce15"/>
          <table:table-cell table:style-name="ce13"/>
          <table:table-cell table:number-columns-repeated="3" table:style-name="ce14"/>
          <table:table-cell table:style-name="ce15"/>
          <table:table-cell table:style-name="ce5"/>
          <table:table-cell table:number-columns-repeated="1002" table:style-name="ce2"/>
          <table:table-cell table:number-columns-repeated="15360"/>
        </table:table-row>
        <table:table-row table:style-name="ro1">
          <table:table-cell table:number-columns-repeated="9" table:style-name="ce2"/>
          <table:table-cell table:style-name="ce5"/>
          <table:table-cell office:value-type="float" office:value="3" table:style-name="ce9">
            <text:p>3</text:p>
          </table:table-cell>
          <table:table-cell table:style-name="ce16"/>
          <table:table-cell table:number-columns-repeated="3" table:style-name="ce17"/>
          <table:table-cell table:style-name="ce18"/>
          <table:table-cell table:style-name="ce16"/>
          <table:table-cell table:number-columns-repeated="3" table:style-name="ce17"/>
          <table:table-cell table:style-name="ce18"/>
          <table:table-cell table:style-name="ce5"/>
          <table:table-cell table:number-columns-repeated="1002" table:style-name="ce2"/>
          <table:table-cell table:number-columns-repeated="15360"/>
        </table:table-row>
        <table:table-row table:style-name="ro1">
          <table:table-cell table:number-columns-repeated="9" table:style-name="ce2"/>
          <table:table-cell table:style-name="ce5"/>
          <table:table-cell office:value-type="float" office:value="2" table:style-name="ce9">
            <text:p>2</text:p>
          </table:table-cell>
          <table:table-cell table:style-name="ce10"/>
          <table:table-cell table:number-columns-repeated="3" table:style-name="ce11"/>
          <table:table-cell table:style-name="ce12"/>
          <table:table-cell table:style-name="ce10"/>
          <table:table-cell table:number-columns-repeated="3" table:style-name="ce11"/>
          <table:table-cell table:style-name="ce12"/>
          <table:table-cell table:style-name="ce5"/>
          <table:table-cell table:number-columns-repeated="1002" table:style-name="ce2"/>
          <table:table-cell table:number-columns-repeated="15360"/>
        </table:table-row>
        <table:table-row table:style-name="ro1">
          <table:table-cell table:number-columns-repeated="9" table:style-name="ce2"/>
          <table:table-cell table:style-name="ce5"/>
          <table:table-cell office:value-type="float" office:value="1" table:style-name="ce9">
            <text:p>1</text:p>
          </table:table-cell>
          <table:table-cell table:style-name="ce13"/>
          <table:table-cell table:number-columns-repeated="3" table:style-name="ce14"/>
          <table:table-cell table:style-name="ce15"/>
          <table:table-cell table:style-name="ce13"/>
          <table:table-cell table:number-columns-repeated="3" table:style-name="ce14"/>
          <table:table-cell table:style-name="ce15"/>
          <table:table-cell table:style-name="ce5"/>
          <table:table-cell table:number-columns-repeated="1002" table:style-name="ce2"/>
          <table:table-cell table:number-columns-repeated="15360"/>
        </table:table-row>
        <table:table-row table:style-name="ro1">
          <table:table-cell table:number-columns-repeated="9" table:style-name="ce2"/>
          <table:table-cell table:style-name="ce5"/>
          <table:table-cell office:value-type="float" office:value="0" table:style-name="ce9">
            <text:p>0</text:p>
          </table:table-cell>
          <table:table-cell table:style-name="ce13"/>
          <table:table-cell table:number-columns-repeated="3" table:style-name="ce14"/>
          <table:table-cell table:style-name="ce15"/>
          <table:table-cell table:style-name="ce13"/>
          <table:table-cell table:number-columns-repeated="3" table:style-name="ce14"/>
          <table:table-cell table:style-name="ce15"/>
          <table:table-cell table:style-name="ce5"/>
          <table:table-cell table:number-columns-repeated="1002" table:style-name="ce2"/>
          <table:table-cell table:number-columns-repeated="15360"/>
        </table:table-row>
        <table:table-row table:style-name="ro1">
          <table:table-cell table:number-columns-repeated="9" table:style-name="ce2"/>
          <table:table-cell table:style-name="ce5"/>
          <table:table-cell office:value-type="float" office:value="2" table:style-name="ce9">
            <text:p>2</text:p>
          </table:table-cell>
          <table:table-cell table:style-name="ce13"/>
          <table:table-cell table:number-columns-repeated="3" table:style-name="ce14"/>
          <table:table-cell table:style-name="ce15"/>
          <table:table-cell table:style-name="ce13"/>
          <table:table-cell table:number-columns-repeated="3" table:style-name="ce14"/>
          <table:table-cell table:style-name="ce15"/>
          <table:table-cell table:style-name="ce5"/>
          <table:table-cell table:number-columns-repeated="1002" table:style-name="ce2"/>
          <table:table-cell table:number-columns-repeated="15360"/>
        </table:table-row>
        <table:table-row table:style-name="ro1">
          <table:table-cell table:number-columns-repeated="9" table:style-name="ce2"/>
          <table:table-cell table:style-name="ce5"/>
          <table:table-cell office:value-type="float" office:value="2" table:style-name="ce9">
            <text:p>2</text:p>
          </table:table-cell>
          <table:table-cell table:style-name="ce16"/>
          <table:table-cell table:number-columns-repeated="3" table:style-name="ce17"/>
          <table:table-cell table:style-name="ce18"/>
          <table:table-cell table:style-name="ce16"/>
          <table:table-cell table:number-columns-repeated="3" table:style-name="ce17"/>
          <table:table-cell table:style-name="ce18"/>
          <table:table-cell table:style-name="ce5"/>
          <table:table-cell table:number-columns-repeated="1002" table:style-name="ce2"/>
          <table:table-cell table:number-columns-repeated="15360"/>
        </table:table-row>
        <table:table-row table:style-name="ro1">
          <table:table-cell table:number-columns-repeated="10" table:style-name="ce2"/>
          <table:table-cell table:style-name="ce9"/>
          <table:table-cell office:value-type="float" office:value="1" table:style-name="ce9">
            <text:p>1</text:p>
          </table:table-cell>
          <table:table-cell office:value-type="float" office:value="2" table:style-name="ce9">
            <text:p>2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2" table:style-name="ce9">
            <text:p>2</text:p>
          </table:table-cell>
          <table:table-cell office:value-type="float" office:value="3" table:style-name="ce9">
            <text:p>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3" table:style-name="ce9">
            <text:p>3</text:p>
          </table:table-cell>
          <table:table-cell office:value-type="float" office:value="3" table:style-name="ce9">
            <text:p>3</text:p>
          </table:table-cell>
          <table:table-cell table:number-columns-repeated="1003" table:style-name="ce2"/>
          <table:table-cell table:number-columns-repeated="15360"/>
        </table:table-row>
        <table:table-row table:style-name="ro1">
          <table:table-cell table:number-columns-spanned="37" table:number-rows-spanned="1" table:style-name="ce23"/>
          <table:covered-table-cell table:number-columns-repeated="36"/>
          <table:table-cell table:number-columns-repeated="16347"/>
        </table:table-row>
        <table:table-row table:number-rows-repeated="17" table:style-name="ro1">
          <table:table-cell table:number-columns-repeated="16384"/>
        </table:table-row>
        <table:table-row table:number-rows-repeated="6" table:style-name="ro1">
          <table:table-cell table:number-columns-repeated="21"/>
          <table:table-cell table:number-columns-repeated="2" table:style-name="ce5"/>
          <table:table-cell table:number-columns-repeated="16361"/>
        </table:table-row>
        <table:table-row table:number-rows-repeated="9" table:style-name="ro1">
          <table:table-cell table:number-columns-repeated="21" table:style-name="ce2"/>
          <table:table-cell table:number-columns-repeated="2" table:style-name="ce5"/>
          <table:table-cell table:number-columns-repeated="1001" table:style-name="ce2"/>
          <table:table-cell table:number-columns-repeated="15360"/>
        </table:table-row>
        <table:table-row table:number-rows-repeated="5" table:style-name="ro1">
          <table:table-cell table:number-columns-repeated="44" table:style-name="ce5"/>
          <table:table-cell table:number-columns-repeated="16340"/>
        </table:table-row>
        <table:table-row table:number-rows-repeated="1048498" table:style-name="ro1">
          <table:table-cell table:number-columns-repeated="16384"/>
        </table:table-row>
      </table:table>
      <table:table table:name="JEU_n°3_(grille_C)" table:style-name="ta1">
        <table:shapes>
          <draw:custom-shape svg:width="3.06653in" svg:height="0.21028in" draw:z-index="1" draw:id="id56" draw:style-name="a170" draw:transform="translate(-1.53326in -0.10514in) rotate(-0.7854) translate(4.92459in 5.13049in)" draw:name="Forme libre : forme 30">
            <svg:title/>
            <svg:desc/>
            <text:p text:style-name="a169" text:class-names="" text:cond-style-name=""><text:span text:style-name="a168" text:class-names="">1 <text:s text:c="5"/>2 <text:s text:c="5"/>0 <text:s text:c="4"/>1 <text:s text:c="4"/>3 <text:s text:c="4"/>1 <text:s text:c="4"/>3 <text:s text:c="5"/>1 <text:s text:c="5"/>2 <text:s text:c="3"/>0</text:span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0.38861in" svg:y="1.40833in" svg:width="0.61139in" svg:height="0.58736in" draw:z-index="2" draw:id="id57" draw:style-name="a173" draw:name="Connecteur droit 1">
            <svg:title/>
            <svg:desc/>
            <text:p text:style-name="a172" text:class-names="" text:cond-style-name=""><text:span text:style-name="a171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0.40042in" svg:y="1.50319in" svg:width="0.6775in" svg:height="0.67125in" draw:z-index="3" draw:id="id58" draw:style-name="a176" draw:name="Connecteur droit 2">
            <svg:title/>
            <svg:desc/>
            <text:p text:style-name="a175" text:class-names="" text:cond-style-name=""><text:span text:style-name="a174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0.42208in" svg:y="1.60833in" svg:width="0.76694in" svg:height="0.755in" draw:z-index="4" draw:id="id59" draw:style-name="a179" draw:name="Connecteur droit 3">
            <svg:title/>
            <svg:desc/>
            <text:p text:style-name="a178" text:class-names="" text:cond-style-name=""><text:span text:style-name="a177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0.6225in" svg:y="1.70319in" svg:width="0.6775in" svg:height="0.67125in" draw:z-index="5" draw:id="id60" draw:style-name="a182" draw:name="Connecteur droit 4">
            <svg:title/>
            <svg:desc/>
            <text:p text:style-name="a181" text:class-names="" text:cond-style-name=""><text:span text:style-name="a180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0.80042in" svg:y="1.80833in" svg:width="0.61139in" svg:height="0.58736in" draw:z-index="6" draw:id="id61" draw:style-name="a185" draw:name="Connecteur droit 5">
            <svg:title/>
            <svg:desc/>
            <text:p text:style-name="a184" text:class-names="" text:cond-style-name=""><text:span text:style-name="a183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width="0.79681in" svg:height="0.15986in" draw:z-index="7" draw:id="id62" draw:style-name="a188" draw:transform="translate(-0.3984in -0.07993in) rotate(-0.7854) translate(1.29291in 1.57012in)" draw:name="Forme libre : forme 7">
            <svg:title/>
            <svg:desc/>
            <text:p text:style-name="a187" text:class-names="" text:cond-style-name=""><text:span text:style-name="a186" text:class-names="">1 <text:s text:c="1"/>0 <text:s text:c="1"/>2 <text:s text:c="1"/>1 <text:s text:c="1"/>1</text:span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width="0.79722in" svg:height="0.15986in" draw:z-index="8" draw:id="id63" draw:style-name="a191" draw:transform="translate(-0.39861in -0.07993in) rotate(-0.7854) translate(1.29306in 1.57027in)" draw:name="Forme libre : forme 8">
            <svg:title/>
            <svg:desc/>
            <text:p text:style-name="a190" text:class-names="" text:cond-style-name=""><text:span text:style-name="a189" text:class-names="">1 <text:s text:c="1"/>0 <text:s text:c="1"/>2 <text:s text:c="1"/>1 <text:s text:c="1"/>1</text:span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2.41667in" svg:y="4.18056in" svg:width="1.35417in" svg:height="1.35694in" draw:z-index="9" draw:id="id64" draw:style-name="a194" draw:name="Connecteur droit 8">
            <svg:title/>
            <svg:desc/>
            <text:p text:style-name="a193" text:class-names="" text:cond-style-name=""><text:span text:style-name="a192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4.20903in" svg:y="4.95139in" svg:width="0.61736in" svg:height="0.60347in" draw:z-index="10" draw:id="id65" draw:style-name="a197" draw:name="Connecteur droit 10">
            <svg:title/>
            <svg:desc/>
            <text:p text:style-name="a196" text:class-names="" text:cond-style-name=""><text:span text:style-name="a195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4.21389in" svg:y="5.18056in" svg:width="0.55in" svg:height="0.54653in" draw:z-index="11" draw:id="id66" draw:style-name="a200" draw:name="Connecteur droit 11">
            <svg:title/>
            <svg:desc/>
            <text:p text:style-name="a199" text:class-names="" text:cond-style-name=""><text:span text:style-name="a198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4.22083in" svg:y="5.09722in" svg:width="0.81389in" svg:height="0.81778in" draw:z-index="12" draw:id="id67" draw:style-name="a203" draw:name="Connecteur droit 12">
            <svg:title/>
            <svg:desc/>
            <text:p text:style-name="a202" text:class-names="" text:cond-style-name=""><text:span text:style-name="a201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4.23958in" svg:y="5.38194in" svg:width="0.71875in" svg:height="0.72431in" draw:z-index="13" draw:id="id68" draw:style-name="a206" draw:name="Connecteur droit 13">
            <svg:title/>
            <svg:desc/>
            <text:p text:style-name="a205" text:class-names="" text:cond-style-name=""><text:span text:style-name="a204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4.24166in" svg:y="5.30556in" svg:width="1.00139in" svg:height="1.00069in" draw:z-index="14" draw:id="id69" draw:style-name="a209" draw:name="Connecteur droit 14">
            <svg:title/>
            <svg:desc/>
            <text:p text:style-name="a208" text:class-names="" text:cond-style-name=""><text:span text:style-name="a207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4.22361in" svg:y="5.57639in" svg:width="0.95694in" svg:height="0.94556in" draw:z-index="15" draw:id="id70" draw:style-name="a212" draw:name="Connecteur droit 15">
            <svg:title/>
            <svg:desc/>
            <text:p text:style-name="a211" text:class-names="" text:cond-style-name=""><text:span text:style-name="a210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4.23958in" svg:y="5.51389in" svg:width="1.21181in" svg:height="1.18889in" draw:z-index="16" draw:id="id71" draw:style-name="a215" draw:name="Connecteur droit 16">
            <svg:title/>
            <svg:desc/>
            <text:p text:style-name="a214" text:class-names="" text:cond-style-name=""><text:span text:style-name="a213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4.23472in" svg:y="5.78472in" svg:width="1.13333in" svg:height="1.11986in" draw:z-index="17" draw:id="id72" draw:style-name="a218" draw:name="Connecteur droit 17">
            <svg:title/>
            <svg:desc/>
            <text:p text:style-name="a217" text:class-names="" text:cond-style-name=""><text:span text:style-name="a216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4.21875in" svg:y="5.70139in" svg:width="1.40625in" svg:height="1.39097in" draw:z-index="18" draw:id="id73" draw:style-name="a221" draw:name="Connecteur droit 18">
            <svg:title/>
            <svg:desc/>
            <text:p text:style-name="a220" text:class-names="" text:cond-style-name=""><text:span text:style-name="a219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4.23264in" svg:y="5.97222in" svg:width="1.33681in" svg:height="1.30806in" draw:z-index="19" draw:id="id74" draw:style-name="a224" draw:name="Connecteur droit 19">
            <svg:title/>
            <svg:desc/>
            <text:p text:style-name="a223" text:class-names="" text:cond-style-name=""><text:span text:style-name="a222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2.6118in" svg:y="4.11806in" svg:width="1.42986in" svg:height="1.42472in" draw:z-index="20" draw:id="id75" draw:style-name="a227" draw:name="Connecteur droit 20">
            <svg:title/>
            <svg:desc/>
            <text:p text:style-name="a226" text:class-names="" text:cond-style-name=""><text:span text:style-name="a225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2.83333in" svg:y="4.38889in" svg:width="1.14583in" svg:height="1.125in" draw:z-index="21" draw:id="id76" draw:style-name="a230" draw:name="Connecteur droit 21">
            <svg:title/>
            <svg:desc/>
            <text:p text:style-name="a229" text:class-names="" text:cond-style-name=""><text:span text:style-name="a228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3.03472in" svg:y="4.36111in" svg:width="1.20139in" svg:height="1.17361in" draw:z-index="22" draw:id="id77" draw:style-name="a233" draw:name="Connecteur droit 22">
            <svg:title/>
            <svg:desc/>
            <text:p text:style-name="a232" text:class-names="" text:cond-style-name=""><text:span text:style-name="a231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3.22222in" svg:y="4.59028in" svg:width="0.97222in" svg:height="0.9375in" draw:z-index="23" draw:id="id78" draw:style-name="a236" draw:name="Connecteur droit 23">
            <svg:title/>
            <svg:desc/>
            <text:p text:style-name="a235" text:class-names="" text:cond-style-name=""><text:span text:style-name="a234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3.43055in" svg:y="4.54167in" svg:width="1.01389in" svg:height="0.99305in" draw:z-index="24" draw:id="id79" draw:style-name="a239" draw:name="Connecteur droit 24">
            <svg:title/>
            <svg:desc/>
            <text:p text:style-name="a238" text:class-names="" text:cond-style-name=""><text:span text:style-name="a237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3.625in" svg:y="4.79861in" svg:width="0.75695in" svg:height="0.73611in" draw:z-index="25" draw:id="id80" draw:style-name="a242" draw:name="Connecteur droit 25">
            <svg:title/>
            <svg:desc/>
            <text:p text:style-name="a241" text:class-names="" text:cond-style-name=""><text:span text:style-name="a240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3.82639in" svg:y="4.73611in" svg:width="0.81945in" svg:height="0.80556in" draw:z-index="26" draw:id="id81" draw:style-name="a245" draw:name="Connecteur droit 26">
            <svg:title/>
            <svg:desc/>
            <text:p text:style-name="a244" text:class-names="" text:cond-style-name=""><text:span text:style-name="a243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4.02778in" svg:y="5in" svg:width="0.54861in" svg:height="0.53472in" draw:z-index="27" draw:id="id82" draw:style-name="a248" draw:name="Connecteur droit 27">
            <svg:title/>
            <svg:desc/>
            <text:p text:style-name="a247" text:class-names="" text:cond-style-name=""><text:span text:style-name="a246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width="3.06653in" svg:height="0.21028in" draw:z-index="28" draw:id="id83" draw:style-name="a251" draw:transform="translate(-1.53326in -0.10514in) rotate(-0.7854) translate(5.16069in 5.00549in)" draw:name="Forme libre : forme 31">
            <svg:title/>
            <svg:desc/>
            <text:p text:style-name="a250" text:class-names="" text:cond-style-name=""><text:span text:style-name="a249" text:class-names=""><text:s text:c="2"/>0 <text:s text:c="5"/>1 <text:s text:c="4"/>1 <text:s text:c="5"/>0 <text:s text:c="4"/>0 <text:s text:c="3"/>0 <text:s text:c="5"/>0 <text:s text:c="5"/>2 <text:s text:c="3"/>0 <text:s text:c="1"/></text:span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</table:shapes>
        <table:table-column table:style-name="co1" table:number-columns-repeated="1024" table:default-cell-style-name="ce2"/>
        <table:table-column table:style-name="co2" table:number-columns-repeated="15360" table:default-cell-style-name="ce1"/>
        <table:table-row table:style-name="ro1">
          <table:table-cell office:value-type="string" table:number-columns-spanned="54" table:number-rows-spanned="3" table:style-name="ce19">
            <text:p>Dans ce jeu, chaque case est noire ou blanche.</text:p>
            <text:p>Le nombre de cases noires est indiqué selon 3 directions : horizontale, verticale, diagonale.</text:p>
          </table:table-cell>
          <table:covered-table-cell table:number-columns-repeated="53"/>
          <table:table-cell table:number-columns-repeated="969" table:style-name="ce2"/>
          <table:table-cell table:number-columns-repeated="15360" table:style-name="ce1"/>
          <table:table-cell table:style-name="ce2"/>
        </table:table-row>
        <table:table-row table:style-name="ro1">
          <table:covered-table-cell/>
          <table:covered-table-cell table:number-columns-repeated="53"/>
          <table:table-cell table:number-columns-repeated="969" table:style-name="ce2"/>
          <table:table-cell table:number-columns-repeated="15360" table:style-name="ce1"/>
          <table:table-cell table:style-name="ce2"/>
        </table:table-row>
        <table:table-row table:style-name="ro2">
          <table:covered-table-cell/>
          <table:covered-table-cell table:number-columns-repeated="53"/>
          <table:table-cell table:number-columns-repeated="969" table:style-name="ce2"/>
          <table:table-cell table:number-columns-repeated="15360" table:style-name="ce1"/>
          <table:table-cell table:style-name="ce2"/>
        </table:table-row>
        <table:table-row table:style-name="ro1">
          <table:table-cell table:number-columns-repeated="47" table:style-name="ce3"/>
          <table:table-cell table:number-columns-repeated="977" table:style-name="ce2"/>
          <table:table-cell table:number-columns-repeated="15359"/>
          <table:table-cell table:style-name="ce1"/>
        </table:table-row>
        <table:table-row table:style-name="ro1">
          <table:table-cell office:value-type="string" table:number-columns-spanned="10" table:number-rows-spanned="2" table:style-name="ce20">
            <text:p>Pour exemple:</text:p>
          </table:table-cell>
          <table:covered-table-cell table:number-columns-repeated="9"/>
          <table:table-cell table:number-columns-repeated="37" table:style-name="ce3"/>
          <table:table-cell table:number-columns-repeated="977" table:style-name="ce2"/>
          <table:table-cell table:number-columns-repeated="15359"/>
          <table:table-cell table:style-name="ce1"/>
        </table:table-row>
        <table:table-row table:style-name="ro1">
          <table:covered-table-cell/>
          <table:covered-table-cell table:number-columns-repeated="9"/>
          <table:table-cell table:number-columns-repeated="37" table:style-name="ce3"/>
          <table:table-cell table:number-columns-repeated="977" table:style-name="ce2"/>
          <table:table-cell table:number-columns-repeated="15359"/>
          <table:table-cell table:style-name="ce1"/>
        </table:table-row>
        <table:table-row table:number-rows-repeated="2" table:style-name="ro1">
          <table:table-cell table:style-name="ce3"/>
          <table:table-cell table:number-columns-repeated="8" table:style-name="ce2"/>
          <table:table-cell table:number-columns-repeated="38" table:style-name="ce3"/>
          <table:table-cell table:number-columns-repeated="977" table:style-name="ce2"/>
          <table:table-cell table:number-columns-repeated="15359"/>
          <table:table-cell table:style-name="ce1"/>
        </table:table-row>
        <table:table-row table:style-name="ro1">
          <table:table-cell table:style-name="ce4"/>
          <table:table-cell table:number-columns-repeated="5" table:style-name="ce5"/>
          <table:table-cell table:number-columns-repeated="3" table:style-name="ce2"/>
          <table:table-cell table:number-columns-repeated="38" table:style-name="ce3"/>
          <table:table-cell table:number-columns-repeated="977" table:style-name="ce2"/>
          <table:table-cell table:number-columns-repeated="15359"/>
          <table:table-cell table:style-name="ce1"/>
        </table:table-row>
        <table:table-row table:style-name="ro1">
          <table:table-cell table:style-name="ce4"/>
          <table:table-cell office:value-type="float" office:value="2" table:style-name="ce5">
            <text:p>2</text:p>
          </table:table-cell>
          <table:table-cell table:style-name="ce6"/>
          <table:table-cell table:style-name="ce7"/>
          <table:table-cell table:style-name="ce6"/>
          <table:table-cell table:style-name="ce5"/>
          <table:table-cell table:number-columns-repeated="3" table:style-name="ce2"/>
          <table:table-cell table:number-columns-repeated="38" table:style-name="ce3"/>
          <table:table-cell table:number-columns-repeated="977" table:style-name="ce2"/>
          <table:table-cell table:number-columns-repeated="15359"/>
          <table:table-cell table:style-name="ce1"/>
        </table:table-row>
        <table:table-row table:style-name="ro1">
          <table:table-cell table:style-name="ce4"/>
          <table:table-cell office:value-type="float" office:value="2" table:style-name="ce5">
            <text:p>2</text:p>
          </table:table-cell>
          <table:table-cell table:style-name="ce7"/>
          <table:table-cell table:number-columns-repeated="2" table:style-name="ce6"/>
          <table:table-cell table:style-name="ce5"/>
          <table:table-cell table:number-columns-repeated="3" table:style-name="ce2"/>
          <table:table-cell table:number-columns-repeated="38" table:style-name="ce3"/>
          <table:table-cell table:number-columns-repeated="977" table:style-name="ce2"/>
          <table:table-cell table:number-columns-repeated="15359"/>
          <table:table-cell table:style-name="ce1"/>
        </table:table-row>
        <table:table-row table:style-name="ro1">
          <table:table-cell table:style-name="ce4"/>
          <table:table-cell office:value-type="float" office:value="1" table:style-name="ce5">
            <text:p>1</text:p>
          </table:table-cell>
          <table:table-cell table:number-columns-repeated="2" table:style-name="ce7"/>
          <table:table-cell table:style-name="ce6"/>
          <table:table-cell table:style-name="ce5"/>
          <table:table-cell table:number-columns-repeated="3" table:style-name="ce2"/>
          <table:table-cell table:style-name="ce3"/>
          <table:table-cell office:value-type="string" table:number-columns-spanned="34" table:number-rows-spanned="1" table:style-name="ce21">
            <text:p>est ici l’unique façon de répondre à la question.</text:p>
          </table:table-cell>
          <table:covered-table-cell table:number-columns-repeated="33"/>
          <table:table-cell table:number-columns-repeated="3" table:style-name="ce3"/>
          <table:table-cell table:number-columns-repeated="977" table:style-name="ce2"/>
          <table:table-cell table:number-columns-repeated="15359"/>
          <table:table-cell table:style-name="ce1"/>
        </table:table-row>
        <table:table-row table:style-name="ro1">
          <table:table-cell table:style-name="ce4"/>
          <table:table-cell table:style-name="ce5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3" table:style-name="ce5">
            <text:p>3</text:p>
          </table:table-cell>
          <table:table-cell table:style-name="ce5"/>
          <table:table-cell table:number-columns-repeated="3" table:style-name="ce2"/>
          <table:table-cell table:number-columns-repeated="38" table:style-name="ce3"/>
          <table:table-cell table:number-columns-repeated="977" table:style-name="ce2"/>
          <table:table-cell table:number-columns-repeated="15359"/>
          <table:table-cell table:style-name="ce1"/>
        </table:table-row>
        <table:table-row table:style-name="ro1">
          <table:table-cell table:number-columns-repeated="47" table:style-name="ce3"/>
          <table:table-cell table:number-columns-repeated="977" table:style-name="ce2"/>
          <table:table-cell table:number-columns-repeated="15359"/>
          <table:table-cell table:style-name="ce1"/>
        </table:table-row>
        <table:table-row table:style-name="ro1">
          <table:table-cell table:number-columns-repeated="16384"/>
        </table:table-row>
        <table:table-row table:style-name="ro3">
          <table:table-cell table:number-columns-repeated="1024" table:style-name="ce2"/>
          <table:table-cell table:number-columns-repeated="15359"/>
          <table:table-cell table:style-name="ce1"/>
        </table:table-row>
        <table:table-row table:style-name="ro1">
          <table:table-cell office:value-type="string" table:number-columns-spanned="37" table:number-rows-spanned="3" table:style-name="ce22">
            <text:p>Pourrez-vous trouver une solution à la grille ci-dessous?</text:p>
          </table:table-cell>
          <table:covered-table-cell table:number-columns-repeated="36"/>
          <table:table-cell table:number-columns-repeated="16347"/>
        </table:table-row>
        <table:table-row table:style-name="ro4">
          <table:covered-table-cell/>
          <table:covered-table-cell table:number-columns-repeated="36"/>
          <table:table-cell table:number-columns-repeated="16347"/>
        </table:table-row>
        <table:table-row table:style-name="ro5">
          <table:covered-table-cell/>
          <table:covered-table-cell table:number-columns-repeated="36"/>
          <table:table-cell table:number-columns-repeated="16347"/>
        </table:table-row>
        <table:table-row table:style-name="ro1">
          <table:table-cell office:value-type="string" table:style-name="ce8">
            <text:p>Y a-t-il d'autres solutions ?</text:p>
          </table:table-cell>
          <table:table-cell table:number-columns-repeated="5" table:style-name="ce2"/>
          <table:table-cell table:style-name="ce8"/>
          <table:table-cell table:number-columns-repeated="1017" table:style-name="ce2"/>
          <table:table-cell table:number-columns-repeated="15360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 table:number-columns-repeated="9" table:style-name="ce2"/>
          <table:table-cell table:number-columns-repeated="13" table:style-name="ce5"/>
          <table:table-cell table:number-columns-repeated="1002" table:style-name="ce2"/>
          <table:table-cell table:number-columns-repeated="15360"/>
        </table:table-row>
        <table:table-row table:style-name="ro1">
          <table:table-cell table:number-columns-repeated="9" table:style-name="ce2"/>
          <table:table-cell table:style-name="ce5"/>
          <table:table-cell table:number-columns-repeated="11" table:style-name="ce2"/>
          <table:table-cell table:style-name="ce5"/>
          <table:table-cell table:number-columns-repeated="1002" table:style-name="ce2"/>
          <table:table-cell table:number-columns-repeated="15360"/>
        </table:table-row>
        <table:table-row table:style-name="ro1">
          <table:table-cell table:number-columns-repeated="9" table:style-name="ce2"/>
          <table:table-cell table:style-name="ce5"/>
          <table:table-cell office:value-type="float" office:value="3" table:style-name="ce9">
            <text:p>3</text:p>
          </table:table-cell>
          <table:table-cell table:style-name="ce10"/>
          <table:table-cell table:number-columns-repeated="3" table:style-name="ce11"/>
          <table:table-cell table:style-name="ce12"/>
          <table:table-cell table:style-name="ce10"/>
          <table:table-cell table:number-columns-repeated="3" table:style-name="ce11"/>
          <table:table-cell table:style-name="ce12"/>
          <table:table-cell table:style-name="ce5"/>
          <table:table-cell table:number-columns-repeated="1002" table:style-name="ce2"/>
          <table:table-cell table:number-columns-repeated="15360"/>
        </table:table-row>
        <table:table-row table:style-name="ro1">
          <table:table-cell table:number-columns-repeated="9" table:style-name="ce2"/>
          <table:table-cell table:style-name="ce5"/>
          <table:table-cell office:value-type="float" office:value="2" table:style-name="ce9">
            <text:p>2</text:p>
          </table:table-cell>
          <table:table-cell table:style-name="ce13"/>
          <table:table-cell table:number-columns-repeated="3" table:style-name="ce14"/>
          <table:table-cell table:style-name="ce15"/>
          <table:table-cell table:style-name="ce13"/>
          <table:table-cell table:number-columns-repeated="3" table:style-name="ce14"/>
          <table:table-cell table:style-name="ce15"/>
          <table:table-cell table:style-name="ce5"/>
          <table:table-cell table:number-columns-repeated="1002" table:style-name="ce2"/>
          <table:table-cell table:number-columns-repeated="15360"/>
        </table:table-row>
        <table:table-row table:style-name="ro1">
          <table:table-cell table:number-columns-repeated="9" table:style-name="ce2"/>
          <table:table-cell table:style-name="ce5"/>
          <table:table-cell office:value-type="float" office:value="1" table:style-name="ce9">
            <text:p>1</text:p>
          </table:table-cell>
          <table:table-cell table:style-name="ce13"/>
          <table:table-cell table:number-columns-repeated="3" table:style-name="ce14"/>
          <table:table-cell table:style-name="ce15"/>
          <table:table-cell table:style-name="ce13"/>
          <table:table-cell table:number-columns-repeated="3" table:style-name="ce14"/>
          <table:table-cell table:style-name="ce15"/>
          <table:table-cell table:style-name="ce5"/>
          <table:table-cell table:number-columns-repeated="1002" table:style-name="ce2"/>
          <table:table-cell table:number-columns-repeated="15360"/>
        </table:table-row>
        <table:table-row table:style-name="ro1">
          <table:table-cell table:number-columns-repeated="8" table:style-name="ce2"/>
          <table:table-cell table:style-name="ce1"/>
          <table:table-cell table:style-name="ce5"/>
          <table:table-cell office:value-type="float" office:value="2" table:style-name="ce9">
            <text:p>2</text:p>
          </table:table-cell>
          <table:table-cell table:style-name="ce13"/>
          <table:table-cell table:number-columns-repeated="3" table:style-name="ce14"/>
          <table:table-cell table:style-name="ce15"/>
          <table:table-cell table:style-name="ce13"/>
          <table:table-cell table:number-columns-repeated="3" table:style-name="ce14"/>
          <table:table-cell table:style-name="ce15"/>
          <table:table-cell table:style-name="ce5"/>
          <table:table-cell table:number-columns-repeated="1002" table:style-name="ce2"/>
          <table:table-cell table:number-columns-repeated="15360"/>
        </table:table-row>
        <table:table-row table:style-name="ro1">
          <table:table-cell table:number-columns-repeated="9" table:style-name="ce2"/>
          <table:table-cell table:style-name="ce5"/>
          <table:table-cell office:value-type="float" office:value="3" table:style-name="ce9">
            <text:p>3</text:p>
          </table:table-cell>
          <table:table-cell table:style-name="ce16"/>
          <table:table-cell table:number-columns-repeated="3" table:style-name="ce17"/>
          <table:table-cell table:style-name="ce18"/>
          <table:table-cell table:style-name="ce16"/>
          <table:table-cell table:number-columns-repeated="3" table:style-name="ce17"/>
          <table:table-cell table:style-name="ce18"/>
          <table:table-cell table:style-name="ce5"/>
          <table:table-cell table:number-columns-repeated="1002" table:style-name="ce2"/>
          <table:table-cell table:number-columns-repeated="15360"/>
        </table:table-row>
        <table:table-row table:style-name="ro1">
          <table:table-cell table:number-columns-repeated="9" table:style-name="ce2"/>
          <table:table-cell table:style-name="ce5"/>
          <table:table-cell office:value-type="float" office:value="2" table:style-name="ce9">
            <text:p>2</text:p>
          </table:table-cell>
          <table:table-cell table:style-name="ce10"/>
          <table:table-cell table:number-columns-repeated="3" table:style-name="ce11"/>
          <table:table-cell table:style-name="ce12"/>
          <table:table-cell table:style-name="ce10"/>
          <table:table-cell table:number-columns-repeated="3" table:style-name="ce11"/>
          <table:table-cell table:style-name="ce12"/>
          <table:table-cell table:style-name="ce5"/>
          <table:table-cell table:number-columns-repeated="1002" table:style-name="ce2"/>
          <table:table-cell table:number-columns-repeated="15360"/>
        </table:table-row>
        <table:table-row table:style-name="ro1">
          <table:table-cell table:number-columns-repeated="9" table:style-name="ce2"/>
          <table:table-cell table:style-name="ce5"/>
          <table:table-cell office:value-type="float" office:value="1" table:style-name="ce9">
            <text:p>1</text:p>
          </table:table-cell>
          <table:table-cell table:style-name="ce13"/>
          <table:table-cell table:number-columns-repeated="3" table:style-name="ce14"/>
          <table:table-cell table:style-name="ce15"/>
          <table:table-cell table:style-name="ce13"/>
          <table:table-cell table:number-columns-repeated="3" table:style-name="ce14"/>
          <table:table-cell table:style-name="ce15"/>
          <table:table-cell table:style-name="ce5"/>
          <table:table-cell table:number-columns-repeated="1002" table:style-name="ce2"/>
          <table:table-cell table:number-columns-repeated="15360"/>
        </table:table-row>
        <table:table-row table:style-name="ro1">
          <table:table-cell table:number-columns-repeated="9" table:style-name="ce2"/>
          <table:table-cell table:style-name="ce5"/>
          <table:table-cell office:value-type="float" office:value="0" table:style-name="ce9">
            <text:p>0</text:p>
          </table:table-cell>
          <table:table-cell table:style-name="ce13"/>
          <table:table-cell table:number-columns-repeated="3" table:style-name="ce14"/>
          <table:table-cell table:style-name="ce15"/>
          <table:table-cell table:style-name="ce13"/>
          <table:table-cell table:number-columns-repeated="3" table:style-name="ce14"/>
          <table:table-cell table:style-name="ce15"/>
          <table:table-cell table:style-name="ce5"/>
          <table:table-cell table:number-columns-repeated="1002" table:style-name="ce2"/>
          <table:table-cell table:number-columns-repeated="15360"/>
        </table:table-row>
        <table:table-row table:style-name="ro1">
          <table:table-cell table:number-columns-repeated="9" table:style-name="ce2"/>
          <table:table-cell table:style-name="ce5"/>
          <table:table-cell office:value-type="float" office:value="2" table:style-name="ce9">
            <text:p>2</text:p>
          </table:table-cell>
          <table:table-cell table:style-name="ce13"/>
          <table:table-cell table:number-columns-repeated="3" table:style-name="ce14"/>
          <table:table-cell table:style-name="ce15"/>
          <table:table-cell table:style-name="ce13"/>
          <table:table-cell table:number-columns-repeated="3" table:style-name="ce14"/>
          <table:table-cell table:style-name="ce15"/>
          <table:table-cell table:style-name="ce5"/>
          <table:table-cell table:number-columns-repeated="1002" table:style-name="ce2"/>
          <table:table-cell table:number-columns-repeated="15360"/>
        </table:table-row>
        <table:table-row table:style-name="ro1">
          <table:table-cell table:number-columns-repeated="9" table:style-name="ce2"/>
          <table:table-cell table:style-name="ce5"/>
          <table:table-cell office:value-type="float" office:value="2" table:style-name="ce9">
            <text:p>2</text:p>
          </table:table-cell>
          <table:table-cell table:style-name="ce16"/>
          <table:table-cell table:number-columns-repeated="3" table:style-name="ce17"/>
          <table:table-cell table:style-name="ce18"/>
          <table:table-cell table:style-name="ce16"/>
          <table:table-cell table:number-columns-repeated="3" table:style-name="ce17"/>
          <table:table-cell table:style-name="ce18"/>
          <table:table-cell table:style-name="ce5"/>
          <table:table-cell table:number-columns-repeated="1002" table:style-name="ce2"/>
          <table:table-cell table:number-columns-repeated="15360"/>
        </table:table-row>
        <table:table-row table:style-name="ro1">
          <table:table-cell table:number-columns-repeated="10" table:style-name="ce2"/>
          <table:table-cell table:style-name="ce9"/>
          <table:table-cell office:value-type="float" office:value="1" table:style-name="ce9">
            <text:p>1</text:p>
          </table:table-cell>
          <table:table-cell office:value-type="float" office:value="3" table:style-name="ce9">
            <text:p>3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2" table:style-name="ce9">
            <text:p>2</text:p>
          </table:table-cell>
          <table:table-cell office:value-type="float" office:value="3" table:style-name="ce9">
            <text:p>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3" table:style-name="ce9">
            <text:p>3</text:p>
          </table:table-cell>
          <table:table-cell office:value-type="float" office:value="3" table:style-name="ce9">
            <text:p>3</text:p>
          </table:table-cell>
          <table:table-cell table:number-columns-repeated="1003" table:style-name="ce2"/>
          <table:table-cell table:number-columns-repeated="15360"/>
        </table:table-row>
        <table:table-row table:style-name="ro1">
          <table:table-cell table:number-columns-spanned="37" table:number-rows-spanned="1" table:style-name="ce23"/>
          <table:covered-table-cell table:number-columns-repeated="36"/>
          <table:table-cell table:number-columns-repeated="16347"/>
        </table:table-row>
        <table:table-row table:number-rows-repeated="17" table:style-name="ro1">
          <table:table-cell table:number-columns-repeated="16384"/>
        </table:table-row>
        <table:table-row table:number-rows-repeated="6" table:style-name="ro1">
          <table:table-cell table:number-columns-repeated="21"/>
          <table:table-cell table:number-columns-repeated="2" table:style-name="ce5"/>
          <table:table-cell table:number-columns-repeated="16361"/>
        </table:table-row>
        <table:table-row table:number-rows-repeated="9" table:style-name="ro1">
          <table:table-cell table:number-columns-repeated="21" table:style-name="ce2"/>
          <table:table-cell table:number-columns-repeated="2" table:style-name="ce5"/>
          <table:table-cell table:number-columns-repeated="1001" table:style-name="ce2"/>
          <table:table-cell table:number-columns-repeated="15360"/>
        </table:table-row>
        <table:table-row table:number-rows-repeated="5" table:style-name="ro1">
          <table:table-cell table:number-columns-repeated="44" table:style-name="ce5"/>
          <table:table-cell table:number-columns-repeated="16340"/>
        </table:table-row>
        <table:table-row table:number-rows-repeated="104849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730</meta:generator>
    <dc:creator>guillaume reuiller</dc:creator>
    <meta:creation-date>2020-05-22T18:03:55Z</meta:creation-date>
    <dc:date>2020-05-26T12:58:51Z</dc:date>
    <meta:print-date>2020-05-25T18:42:48Z</meta:print-date>
    <meta:editing-cycles>1</meta:editing-cycles>
    <meta:editing-duration>PT608S</meta:editing-duration>
  </office:meta>
</office:document-meta>
</file>